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AF6123EF854911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officeooo:rsid="0018f655" officeooo:paragraph-rsid="003fef77"/>
    </style:style>
    <style:style style:name="P3" style:family="paragraph" style:parent-style-name="Body">
      <style:text-properties officeooo:rsid="0018f655" officeooo:paragraph-rsid="004a835e"/>
    </style:style>
    <style:style style:name="P4" style:family="paragraph" style:parent-style-name="Body">
      <style:text-properties officeooo:rsid="004423b9" officeooo:paragraph-rsid="004423b9"/>
    </style:style>
    <style:style style:name="P5" style:family="paragraph" style:parent-style-name="Body">
      <style:text-properties fo:font-style="normal" officeooo:rsid="004a973d" officeooo:paragraph-rsid="004a973d" style:font-style-asian="normal" style:font-style-complex="normal"/>
    </style:style>
    <style:style style:name="P6" style:family="paragraph" style:parent-style-name="Body">
      <style:text-properties fo:font-style="normal" officeooo:rsid="004c2b47" officeooo:paragraph-rsid="004c2b47" style:font-style-asian="normal" style:font-style-complex="normal"/>
    </style:style>
    <style:style style:name="P7" style:family="paragraph" style:parent-style-name="Body">
      <style:text-properties fo:font-style="normal" officeooo:rsid="001a3e04" officeooo:paragraph-rsid="00218023" style:font-style-asian="normal" style:font-style-complex="normal"/>
    </style:style>
    <style:style style:name="P8" style:family="paragraph" style:parent-style-name="Body">
      <style:text-properties fo:font-style="normal" officeooo:rsid="0050667c" officeooo:paragraph-rsid="005284b8" style:font-style-asian="normal" style:font-style-complex="normal"/>
    </style:style>
    <style:style style:name="P9" style:family="paragraph" style:parent-style-name="Body">
      <style:text-properties fo:font-style="normal" officeooo:rsid="004893bd" officeooo:paragraph-rsid="004893bd" style:font-style-asian="normal" style:font-style-complex="normal"/>
    </style:style>
    <style:style style:name="P10" style:family="paragraph" style:parent-style-name="Body">
      <style:text-properties officeooo:rsid="004f5375" officeooo:paragraph-rsid="004f5375"/>
    </style:style>
    <style:style style:name="P11" style:family="paragraph" style:parent-style-name="Body">
      <style:text-properties officeooo:rsid="005379ab" officeooo:paragraph-rsid="00556c0e"/>
    </style:style>
    <style:style style:name="P12" style:family="paragraph" style:parent-style-name="Body">
      <style:text-properties officeooo:rsid="005379ab" officeooo:paragraph-rsid="00540f90"/>
    </style:style>
    <style:style style:name="P13" style:family="paragraph" style:parent-style-name="Body">
      <style:text-properties officeooo:rsid="005da2f6" officeooo:paragraph-rsid="005da2f6"/>
    </style:style>
    <style:style style:name="P14" style:family="paragraph" style:parent-style-name="Body">
      <style:text-properties officeooo:rsid="005effc1" officeooo:paragraph-rsid="005effc1"/>
    </style:style>
    <style:style style:name="P15" style:family="paragraph" style:parent-style-name="Body">
      <style:text-properties officeooo:rsid="004e4125" officeooo:paragraph-rsid="004e4125"/>
    </style:style>
    <style:style style:name="P16" style:family="paragraph" style:parent-style-name="Body">
      <style:text-properties officeooo:rsid="005284b8" officeooo:paragraph-rsid="005379ab"/>
    </style:style>
    <style:style style:name="P17" style:family="paragraph" style:parent-style-name="Body">
      <style:text-properties fo:language="en" fo:country="GB"/>
    </style:style>
    <style:style style:name="P18" style:family="paragraph" style:parent-style-name="Body">
      <style:text-properties officeooo:rsid="004893bd" officeooo:paragraph-rsid="004893bd"/>
    </style:style>
    <style:style style:name="P19" style:family="paragraph" style:parent-style-name="Body">
      <style:text-properties officeooo:rsid="004e29fc" officeooo:paragraph-rsid="004e29fc"/>
    </style:style>
    <style:style style:name="P20" style:family="paragraph" style:parent-style-name="Body">
      <style:text-properties officeooo:rsid="004e29fc" officeooo:paragraph-rsid="0066a126"/>
    </style:style>
    <style:style style:name="P21" style:family="paragraph" style:parent-style-name="Body">
      <style:text-properties officeooo:rsid="00463c18" officeooo:paragraph-rsid="00463c18"/>
    </style:style>
    <style:style style:name="P22" style:family="paragraph" style:parent-style-name="Body">
      <style:text-properties officeooo:rsid="0028ae53" officeooo:paragraph-rsid="005a8355"/>
    </style:style>
    <style:style style:name="P23" style:family="paragraph" style:parent-style-name="Body">
      <style:text-properties officeooo:rsid="0058c04f" officeooo:paragraph-rsid="0058c04f"/>
    </style:style>
    <style:style style:name="P24" style:family="paragraph" style:parent-style-name="Body">
      <style:text-properties officeooo:rsid="008a7251" officeooo:paragraph-rsid="008a7251"/>
    </style:style>
    <style:style style:name="P25" style:family="paragraph" style:parent-style-name="Body">
      <style:text-properties officeooo:rsid="008c9625" officeooo:paragraph-rsid="008c9625"/>
    </style:style>
    <style:style style:name="P26" style:family="paragraph" style:parent-style-name="Body">
      <style:text-properties officeooo:rsid="008fadeb" officeooo:paragraph-rsid="008fadeb"/>
    </style:style>
    <style:style style:name="P27" style:family="paragraph" style:parent-style-name="Body">
      <style:text-properties officeooo:rsid="0068d2a0" officeooo:paragraph-rsid="0090ef3b"/>
    </style:style>
    <style:style style:name="P28" style:family="paragraph" style:parent-style-name="Body">
      <style:text-properties officeooo:rsid="008faf01" officeooo:paragraph-rsid="008faf01"/>
    </style:style>
    <style:style style:name="P29" style:family="paragraph" style:parent-style-name="Body">
      <style:text-properties officeooo:rsid="0090ef3b" officeooo:paragraph-rsid="0090ef3b"/>
    </style:style>
    <style:style style:name="P30" style:family="paragraph" style:parent-style-name="Body">
      <style:text-properties officeooo:rsid="0093a640" officeooo:paragraph-rsid="009806ff"/>
    </style:style>
    <style:style style:name="P31" style:family="paragraph" style:parent-style-name="Body">
      <style:text-properties officeooo:rsid="00954d43" officeooo:paragraph-rsid="009806ff"/>
    </style:style>
    <style:style style:name="P32" style:family="paragraph" style:parent-style-name="Body">
      <style:text-properties officeooo:paragraph-rsid="00954d43"/>
    </style:style>
    <style:style style:name="P33" style:family="paragraph" style:parent-style-name="Body">
      <style:text-properties officeooo:rsid="005effc1" officeooo:paragraph-rsid="005effc1" fo:background-color="transparent"/>
    </style:style>
    <style:style style:name="P34"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35" style:family="paragraph" style:parent-style-name="Abstract">
      <style:text-properties fo:font-size="16pt" fo:font-weight="bold" style:font-size-asian="16pt" style:font-weight-asian="bold"/>
    </style:style>
    <style:style style:name="P36" style:family="paragraph" style:parent-style-name="CellBody">
      <style:paragraph-properties style:snap-to-layout-grid="false"/>
      <style:text-properties fo:color="#000000" fo:font-style="italic" officeooo:rsid="0018f655" officeooo:paragraph-rsid="003e12ca" style:font-style-asian="italic"/>
    </style:style>
    <style:style style:name="P37" style:family="paragraph" style:parent-style-name="CellBody">
      <style:paragraph-properties style:snap-to-layout-grid="false"/>
      <style:text-properties fo:color="#000000" fo:font-style="italic" style:font-style-asian="italic"/>
    </style:style>
    <style:style style:name="P38" style:family="paragraph" style:parent-style-name="CellBody">
      <style:paragraph-properties style:snap-to-layout-grid="false"/>
      <style:text-properties fo:color="#000000" fo:font-style="italic" officeooo:rsid="0075652c" officeooo:paragraph-rsid="0075652c" style:font-style-asian="italic"/>
    </style:style>
    <style:style style:name="P39" style:family="paragraph" style:parent-style-name="CellBody">
      <style:paragraph-properties style:snap-to-layout-grid="false"/>
      <style:text-properties fo:color="#000000" fo:font-style="italic" officeooo:rsid="007bc7de" officeooo:paragraph-rsid="007bc7de" style:font-style-asian="italic"/>
    </style:style>
    <style:style style:name="P40" style:family="paragraph" style:parent-style-name="CellBody">
      <style:paragraph-properties style:snap-to-layout-grid="false"/>
      <style:text-properties fo:color="#000000" fo:font-style="italic" officeooo:rsid="00837a03" officeooo:paragraph-rsid="00837a03" style:font-style-asian="italic"/>
    </style:style>
    <style:style style:name="P41" style:family="paragraph" style:parent-style-name="CellBody">
      <style:paragraph-properties style:snap-to-layout-grid="false"/>
      <style:text-properties fo:color="#000000" fo:font-style="italic" officeooo:rsid="00847dae" officeooo:paragraph-rsid="00847dae" style:font-style-asian="italic"/>
    </style:style>
    <style:style style:name="P42" style:family="paragraph" style:parent-style-name="CellBody">
      <style:text-properties officeooo:rsid="0024ffc7" officeooo:paragraph-rsid="0024ffc7"/>
    </style:style>
    <style:style style:name="P43" style:family="paragraph" style:parent-style-name="CellBody">
      <style:paragraph-properties style:snap-to-layout-grid="false"/>
    </style:style>
    <style:style style:name="P44" style:family="paragraph" style:parent-style-name="CellBody">
      <style:paragraph-properties style:snap-to-layout-grid="false"/>
      <style:text-properties officeooo:rsid="0075652c" officeooo:paragraph-rsid="0075652c"/>
    </style:style>
    <style:style style:name="P45" style:family="paragraph" style:parent-style-name="CellBody">
      <style:paragraph-properties style:snap-to-layout-grid="false"/>
      <style:text-properties officeooo:rsid="007bc7de" officeooo:paragraph-rsid="007bc7de"/>
    </style:style>
    <style:style style:name="P46" style:family="paragraph" style:parent-style-name="CellBody">
      <style:paragraph-properties style:snap-to-layout-grid="false"/>
      <style:text-properties officeooo:rsid="00837a03" officeooo:paragraph-rsid="00837a03"/>
    </style:style>
    <style:style style:name="P47" style:family="paragraph" style:parent-style-name="CellBody">
      <style:paragraph-properties style:snap-to-layout-grid="false"/>
      <style:text-properties officeooo:rsid="00847dae" officeooo:paragraph-rsid="00847dae"/>
    </style:style>
    <style:style style:name="P48" style:family="paragraph" style:parent-style-name="CellBody">
      <style:paragraph-properties fo:keep-with-next="always" style:snap-to-layout-grid="false"/>
      <style:text-properties officeooo:rsid="0024ffc7" officeooo:paragraph-rsid="0024ffc7"/>
    </style:style>
    <style:style style:name="P49" style:family="paragraph" style:parent-style-name="CellBody">
      <style:paragraph-properties fo:keep-with-next="always" style:snap-to-layout-grid="false"/>
    </style:style>
    <style:style style:name="P50" style:family="paragraph" style:parent-style-name="CellHeading">
      <style:paragraph-properties fo:text-align="center" style:justify-single-word="false" fo:keep-with-next="always" style:snap-to-layout-grid="false"/>
      <style:text-properties fo:language="fr" fo:country="FR"/>
    </style:style>
    <style:style style:name="P51" style:family="paragraph" style:parent-style-name="Standard">
      <style:text-properties fo:color="#ff0000" fo:font-style="italic" fo:font-weight="bold" style:font-style-asian="italic" style:font-weight-asian="bold"/>
    </style:style>
    <style:style style:name="P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3" style:family="paragraph" style:parent-style-name="Document_20_Title" style:master-page-name="First_20_Page">
      <style:paragraph-properties style:page-number="auto"/>
      <style:text-properties fo:font-size="10pt" fo:font-style="italic" style:font-size-asian="10pt" style:font-style-asian="italic"/>
    </style:style>
    <style:style style:name="P54" style:family="paragraph" style:parent-style-name="Heading_20_2">
      <style:text-properties fo:language="fr" fo:country="FR"/>
    </style:style>
    <style:style style:name="P55" style:family="paragraph" style:parent-style-name="Heading_20_2">
      <style:text-properties officeooo:rsid="0093a640" officeooo:paragraph-rsid="0093a640"/>
    </style:style>
    <style:style style:name="P56" style:family="paragraph" style:parent-style-name="Heading_20_2">
      <style:text-properties officeooo:rsid="005da2f6" officeooo:paragraph-rsid="005da2f6" fo:background-color="transparent"/>
    </style:style>
    <style:style style:name="P57" style:family="paragraph" style:parent-style-name="Heading_20_2">
      <style:text-properties officeooo:rsid="005effc1" officeooo:paragraph-rsid="00301682" fo:background-color="transparent"/>
    </style:style>
    <style:style style:name="P58" style:family="paragraph" style:parent-style-name="Heading_20_2">
      <style:text-properties officeooo:rsid="009806ff" officeooo:paragraph-rsid="009806ff"/>
    </style:style>
    <style:style style:name="P59" style:family="paragraph" style:parent-style-name="Standard">
      <style:text-properties officeooo:rsid="008c9625" officeooo:paragraph-rsid="008ed91e"/>
    </style:style>
    <style:style style:name="P60" style:family="paragraph" style:parent-style-name="Standard" style:list-style-name="WW8Num3"/>
    <style:style style:name="P61" style:family="paragraph" style:parent-style-name="Standard">
      <style:text-properties officeooo:paragraph-rsid="009ab299"/>
    </style:style>
    <style:style style:name="P6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3" style:family="paragraph" style:parent-style-name="Contents_20_1" style:master-page-name="">
      <style:paragraph-properties style:page-number="auto">
        <style:tab-stops>
          <style:tab-stop style:position="15.24cm" style:leader-style="dotted" style:leader-text="."/>
          <style:tab-stop style:position="16.51cm" style:type="right" style:leader-style="dotted" style:leader-text="."/>
        </style:tab-stops>
      </style:paragraph-properties>
    </style:style>
    <style:style style:name="P64" style:family="paragraph" style:parent-style-name="Heading_20_1">
      <style:paragraph-properties fo:break-before="page"/>
      <style:text-properties fo:language="fr" fo:country="FR"/>
    </style:style>
    <style:style style:name="P65" style:family="paragraph" style:parent-style-name="Body">
      <style:text-properties fo:font-style="normal" officeooo:rsid="004893bd" officeooo:paragraph-rsid="004893bd" style:font-style-asian="normal" style:font-style-complex="normal"/>
    </style:style>
    <style:style style:name="P66" style:family="paragraph" style:parent-style-name="Body">
      <style:text-properties fo:font-style="normal" officeooo:rsid="004b76ce" officeooo:paragraph-rsid="004a973d" style:font-style-asian="normal" style:font-style-complex="normal"/>
    </style:style>
    <style:style style:name="P67" style:family="paragraph" style:parent-style-name="Body" style:list-style-name="L6">
      <style:text-properties fo:font-style="normal" officeooo:rsid="004a973d" officeooo:paragraph-rsid="004a973d" style:font-style-asian="normal" style:font-style-complex="normal"/>
    </style:style>
    <style:style style:name="P68" style:family="paragraph" style:parent-style-name="Body">
      <style:text-properties fo:font-style="normal" officeooo:rsid="004a973d" officeooo:paragraph-rsid="004a973d" style:font-style-asian="normal" style:font-style-complex="normal"/>
    </style:style>
    <style:style style:name="P69" style:family="paragraph" style:parent-style-name="Body" style:list-style-name="L6">
      <style:text-properties fo:font-style="normal" officeooo:rsid="008b2a05" officeooo:paragraph-rsid="008b2a05" style:font-style-asian="normal" style:font-style-complex="normal"/>
    </style:style>
    <style:style style:name="P70" style:family="paragraph" style:parent-style-name="Body">
      <style:text-properties fo:font-style="normal" officeooo:rsid="004c2b47" officeooo:paragraph-rsid="004c2b47" style:font-style-asian="normal" style:font-style-complex="normal"/>
    </style:style>
    <style:style style:name="P71" style:family="paragraph" style:parent-style-name="Body">
      <style:text-properties fo:font-style="normal" officeooo:rsid="001a3e04" officeooo:paragraph-rsid="00218023" style:font-style-asian="normal" style:font-style-complex="normal"/>
    </style:style>
    <style:style style:name="P72" style:family="paragraph" style:parent-style-name="Body">
      <style:text-properties officeooo:rsid="005da2f6" officeooo:paragraph-rsid="005da2f6"/>
    </style:style>
    <style:style style:name="P73" style:family="paragraph" style:parent-style-name="Body" style:list-style-name="L4">
      <style:text-properties officeooo:rsid="005effc1" officeooo:paragraph-rsid="005effc1"/>
    </style:style>
    <style:style style:name="P74" style:family="paragraph" style:parent-style-name="Body">
      <style:text-properties officeooo:rsid="005effc1" officeooo:paragraph-rsid="005effc1"/>
    </style:style>
    <style:style style:name="P75" style:family="paragraph" style:parent-style-name="Body" style:list-style-name="L1">
      <style:text-properties officeooo:rsid="00772750" officeooo:paragraph-rsid="00772750"/>
    </style:style>
    <style:style style:name="P76" style:family="paragraph" style:parent-style-name="Body" style:list-style-name="L1">
      <style:text-properties officeooo:rsid="005a8355" officeooo:paragraph-rsid="005a8355"/>
    </style:style>
    <style:style style:name="P77" style:family="paragraph" style:parent-style-name="Body" style:list-style-name="L2">
      <style:text-properties officeooo:rsid="005a8355" officeooo:paragraph-rsid="005a8355"/>
    </style:style>
    <style:style style:name="P78" style:family="paragraph" style:parent-style-name="Body" style:list-style-name="L3">
      <style:text-properties officeooo:rsid="005a8355" officeooo:paragraph-rsid="005dee14"/>
    </style:style>
    <style:style style:name="P79" style:family="paragraph" style:parent-style-name="Body">
      <style:text-properties officeooo:rsid="005a8355" officeooo:paragraph-rsid="005dee14"/>
    </style:style>
    <style:style style:name="P80" style:family="paragraph" style:parent-style-name="Body">
      <style:text-properties officeooo:rsid="0058c04f" officeooo:paragraph-rsid="0058c04f"/>
    </style:style>
    <style:style style:name="P81" style:family="paragraph" style:parent-style-name="Body" style:list-style-name="L2">
      <style:text-properties officeooo:rsid="0058c04f" officeooo:paragraph-rsid="0058c04f"/>
    </style:style>
    <style:style style:name="P82" style:family="paragraph" style:parent-style-name="Body" style:list-style-name="L2">
      <style:text-properties fo:color="#000000" style:font-name="Arial" fo:font-size="10pt" fo:language="en" fo:country="US" officeooo:rsid="005be120" officeooo:paragraph-rsid="005be120" style:font-name-asian="Times New Roman" style:font-size-asian="10pt" style:font-name-complex="Times New Roman" style:font-size-complex="10pt" style:language-complex="ar" style:country-complex="SA"/>
    </style:style>
    <style:style style:name="P83" style:family="paragraph" style:parent-style-name="Body" style:list-style-name="L3">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84" style:family="paragraph" style:parent-style-name="Body" style:list-style-name="L3">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85" style:family="paragraph" style:parent-style-name="Body" style:list-style-name="L3">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86" style:family="paragraph" style:parent-style-name="Body" style:list-style-name="L3">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87" style:family="paragraph" style:parent-style-name="Body">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88" style:family="paragraph" style:parent-style-name="Body" style:list-style-name="L3">
      <style:text-properties officeooo:rsid="00803751" officeooo:paragraph-rsid="00803751"/>
    </style:style>
    <style:style style:name="P89" style:family="paragraph" style:parent-style-name="Body">
      <style:text-properties officeooo:rsid="00803751" officeooo:paragraph-rsid="00803751"/>
    </style:style>
    <style:style style:name="P90" style:family="paragraph" style:parent-style-name="Body" style:list-style-name="L5">
      <style:text-properties officeooo:paragraph-rsid="004893bd"/>
    </style:style>
    <style:style style:name="P91" style:family="paragraph" style:parent-style-name="Body" style:list-style-name="L5">
      <style:text-properties officeooo:rsid="004893bd" officeooo:paragraph-rsid="004893bd"/>
    </style:style>
    <style:style style:name="P92" style:family="paragraph" style:parent-style-name="Body">
      <style:text-properties officeooo:rsid="004893bd" officeooo:paragraph-rsid="004893bd"/>
    </style:style>
    <style:style style:name="P93" style:family="paragraph" style:parent-style-name="Body" style:list-style-name="L7">
      <style:text-properties officeooo:rsid="008faf01" officeooo:paragraph-rsid="008faf01"/>
    </style:style>
    <style:style style:name="P94" style:family="paragraph" style:parent-style-name="Body" style:list-style-name="L8">
      <style:text-properties officeooo:rsid="0093a640" officeooo:paragraph-rsid="009806ff"/>
    </style:style>
    <style:style style:name="P95" style:family="paragraph" style:parent-style-name="Body" style:list-style-name="L9">
      <style:text-properties officeooo:rsid="00954d43" officeooo:paragraph-rsid="009806ff"/>
    </style:style>
    <style:style style:name="P96" style:family="paragraph" style:parent-style-name="Body" style:list-style-name="L1">
      <style:text-properties officeooo:rsid="005be120" officeooo:paragraph-rsid="005be120"/>
    </style:style>
    <style:style style:name="P97" style:family="paragraph" style:parent-style-name="Body" style:list-style-name="L2">
      <style:text-properties officeooo:rsid="005be120" officeooo:paragraph-rsid="005be120"/>
    </style:style>
    <style:style style:name="P98" style:family="paragraph" style:parent-style-name="Body" style:list-style-name="L3">
      <style:text-properties officeooo:rsid="005be120" officeooo:paragraph-rsid="005be120"/>
    </style:style>
    <style:style style:name="P99" style:family="paragraph" style:parent-style-name="Body">
      <style:text-properties officeooo:rsid="005be120" officeooo:paragraph-rsid="005be120"/>
    </style:style>
    <style:style style:name="P100" style:family="paragraph" style:parent-style-name="Body" style:list-style-name="L1">
      <style:text-properties officeooo:rsid="00991b9f" officeooo:paragraph-rsid="00991b9f"/>
    </style:style>
    <style:style style:name="P101" style:family="paragraph" style:parent-style-name="Body" style:list-style-name="L2">
      <style:text-properties officeooo:rsid="0024ffc7" officeooo:paragraph-rsid="0058c04f"/>
    </style:style>
    <style:style style:name="P102" style:family="paragraph" style:parent-style-name="Body">
      <style:text-properties officeooo:rsid="0024ffc7" officeooo:paragraph-rsid="0058c04f"/>
    </style:style>
    <style:style style:name="P103" style:family="paragraph" style:parent-style-name="Body" style:list-style-name="L2">
      <style:text-properties officeooo:rsid="0066a126" officeooo:paragraph-rsid="0066a126"/>
    </style:style>
    <style:style style:name="P104" style:family="paragraph" style:parent-style-name="Body" style:list-style-name="L2">
      <style:text-properties officeooo:rsid="00815ba7" officeooo:paragraph-rsid="00815ba7"/>
    </style:style>
    <style:style style:name="P105" style:family="paragraph" style:parent-style-name="Body">
      <style:text-properties officeooo:rsid="0078bca0" officeooo:paragraph-rsid="005da2f6"/>
    </style:style>
    <style:style style:name="P106" style:family="paragraph" style:parent-style-name="Body">
      <style:text-properties officeooo:rsid="0018f655" officeooo:paragraph-rsid="004a835e"/>
    </style:style>
    <style:style style:name="P107" style:family="paragraph" style:parent-style-name="Body">
      <style:text-properties officeooo:rsid="0018f655" officeooo:paragraph-rsid="003fef77"/>
    </style:style>
    <style:style style:name="P108" style:family="paragraph" style:parent-style-name="Body">
      <style:text-properties officeooo:rsid="004423b9" officeooo:paragraph-rsid="004423b9"/>
    </style:style>
    <style:style style:name="P109" style:family="paragraph" style:parent-style-name="Body">
      <style:text-properties officeooo:paragraph-rsid="004893bd"/>
    </style:style>
    <style:style style:name="P110" style:family="paragraph" style:parent-style-name="Body">
      <style:text-properties officeooo:rsid="004e29fc" officeooo:paragraph-rsid="004e29fc"/>
    </style:style>
    <style:style style:name="P111" style:family="paragraph" style:parent-style-name="Body">
      <style:text-properties officeooo:rsid="004e29fc" officeooo:paragraph-rsid="0066a126"/>
    </style:style>
    <style:style style:name="P112" style:family="paragraph" style:parent-style-name="Body">
      <style:text-properties officeooo:rsid="004f5375" officeooo:paragraph-rsid="004f5375"/>
    </style:style>
    <style:style style:name="P113" style:family="paragraph" style:parent-style-name="Body">
      <style:text-properties officeooo:rsid="005379ab" officeooo:paragraph-rsid="00540f90"/>
    </style:style>
    <style:style style:name="P114" style:family="paragraph" style:parent-style-name="Body">
      <style:text-properties officeooo:rsid="005379ab" officeooo:paragraph-rsid="00556c0e"/>
    </style:style>
    <style:style style:name="P115" style:family="paragraph" style:parent-style-name="Body">
      <style:text-properties officeooo:rsid="0068d2a0" officeooo:paragraph-rsid="0090ef3b"/>
    </style:style>
    <style:style style:name="P11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17" style:family="paragraph" style:parent-style-name="Heading_20_3">
      <style:text-properties officeooo:rsid="004f5375" officeooo:paragraph-rsid="004f5375"/>
    </style:style>
    <style:style style:name="P118" style:family="paragraph" style:parent-style-name="Heading_20_3">
      <style:text-properties officeooo:rsid="004e29fc" officeooo:paragraph-rsid="004e29fc"/>
    </style:style>
    <style:style style:name="P119" style:family="paragraph" style:parent-style-name="Heading_20_3">
      <style:text-properties officeooo:rsid="004e29fc" officeooo:paragraph-rsid="0066a126"/>
    </style:style>
    <style:style style:name="P120" style:family="paragraph" style:parent-style-name="Heading_20_3">
      <style:text-properties officeooo:rsid="005a8355" officeooo:paragraph-rsid="005a8355"/>
    </style:style>
    <style:style style:name="P121" style:family="paragraph" style:parent-style-name="Heading_20_3">
      <style:text-properties officeooo:rsid="005effc1" officeooo:paragraph-rsid="005effc1"/>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284b8"/>
    </style:style>
    <style:style style:name="T2" style:family="text">
      <style:text-properties fo:font-style="normal" style:font-style-asian="normal" style:font-style-complex="normal"/>
    </style:style>
    <style:style style:name="T3" style:family="text">
      <style:text-properties fo:font-style="normal" officeooo:rsid="00540f90" style:font-style-asian="normal" style:font-style-complex="normal"/>
    </style:style>
    <style:style style:name="T4" style:family="text">
      <style:text-properties fo:font-style="normal" officeooo:rsid="0057a0cb" style:font-style-asian="normal" style:font-style-complex="normal"/>
    </style:style>
    <style:style style:name="T5" style:family="text">
      <style:text-properties fo:font-style="normal" officeooo:rsid="0021b48b" style:font-style-asian="normal" style:font-style-complex="normal"/>
    </style:style>
    <style:style style:name="T6" style:family="text">
      <style:text-properties fo:font-style="normal" officeooo:rsid="00232be5" style:font-style-asian="normal" style:font-style-complex="normal"/>
    </style:style>
    <style:style style:name="T7" style:family="text">
      <style:text-properties fo:font-style="normal" officeooo:rsid="004703d7" style:font-style-asian="normal" style:font-style-complex="normal"/>
    </style:style>
    <style:style style:name="T8" style:family="text">
      <style:text-properties fo:font-style="normal" officeooo:rsid="004893bd" style:font-style-asian="normal" style:font-style-complex="normal"/>
    </style:style>
    <style:style style:name="T9" style:family="text">
      <style:text-properties fo:font-style="normal" officeooo:rsid="005379ab" style:font-style-asian="normal" style:font-style-complex="normal"/>
    </style:style>
    <style:style style:name="T10" style:family="text">
      <style:text-properties fo:font-style="normal" officeooo:rsid="00542e55" style:font-style-asian="normal" style:font-style-complex="normal"/>
    </style:style>
    <style:style style:name="T11" style:family="text">
      <style:text-properties fo:font-style="normal" officeooo:rsid="0058c04f" style:font-style-asian="normal" style:font-style-complex="normal"/>
    </style:style>
    <style:style style:name="T12" style:family="text">
      <style:text-properties fo:font-style="normal" officeooo:rsid="0062f12d" style:font-style-asian="normal" style:font-style-complex="normal"/>
    </style:style>
    <style:style style:name="T13" style:family="text">
      <style:text-properties fo:font-style="normal" officeooo:rsid="0071b406" style:font-style-asian="normal" style:font-style-complex="normal"/>
    </style:style>
    <style:style style:name="T14" style:family="text">
      <style:text-properties fo:font-style="normal" officeooo:rsid="00870a1b" style:font-style-asian="normal" style:font-style-complex="normal"/>
    </style:style>
    <style:style style:name="T15" style:family="text">
      <style:text-properties fo:font-style="normal" officeooo:rsid="0088907b" style:font-style-asian="normal" style:font-style-complex="normal"/>
    </style:style>
    <style:style style:name="T16" style:family="text">
      <style:text-properties officeooo:rsid="00772750"/>
    </style:style>
    <style:style style:name="T17" style:family="text">
      <style:text-properties officeooo:rsid="0058c04f"/>
    </style:style>
    <style:style style:name="T18" style:family="text">
      <style:text-properties officeooo:rsid="005a8355"/>
    </style:style>
    <style:style style:name="T19" style:family="text">
      <style:text-properties officeooo:rsid="0066a126"/>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7eaa11"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f2009"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8" style:family="text">
      <style:text-properties officeooo:rsid="007f2009"/>
    </style:style>
    <style:style style:name="T29" style:family="text">
      <style:text-properties officeooo:rsid="005aefed"/>
    </style:style>
    <style:style style:name="T30" style:family="text">
      <style:text-properties officeooo:rsid="00601d0b"/>
    </style:style>
    <style:style style:name="T31" style:family="text">
      <style:text-properties officeooo:rsid="0018f655"/>
    </style:style>
    <style:style style:name="T32" style:family="text">
      <style:text-properties officeooo:rsid="001de92e"/>
    </style:style>
    <style:style style:name="T33" style:family="text">
      <style:text-properties officeooo:rsid="001ec5fc"/>
    </style:style>
    <style:style style:name="T34" style:family="text">
      <style:text-properties officeooo:rsid="0028ae53"/>
    </style:style>
    <style:style style:name="T35" style:family="text">
      <style:text-properties officeooo:rsid="0045b0c6"/>
    </style:style>
    <style:style style:name="T36" style:family="text">
      <style:text-properties officeooo:rsid="003531c4"/>
    </style:style>
    <style:style style:name="T37" style:family="text">
      <style:text-properties fo:font-size="14pt" fo:font-weight="normal" style:font-size-asian="14pt" style:font-weight-asian="normal"/>
    </style:style>
    <style:style style:name="T38" style:family="text">
      <style:text-properties style:font-name="Courier New"/>
    </style:style>
    <style:style style:name="T39" style:family="text">
      <style:text-properties officeooo:rsid="003dfee6"/>
    </style:style>
    <style:style style:name="T40" style:family="text">
      <style:text-properties officeooo:rsid="003fef77"/>
    </style:style>
    <style:style style:name="T41" style:family="text">
      <style:text-properties officeooo:rsid="0041ba02"/>
    </style:style>
    <style:style style:name="T42" style:family="text">
      <style:text-properties officeooo:rsid="004a835e"/>
    </style:style>
    <style:style style:name="T43" style:family="text">
      <style:text-properties officeooo:rsid="004e4125"/>
    </style:style>
    <style:style style:name="T44" style:family="text">
      <style:text-properties officeooo:rsid="0050dc32"/>
    </style:style>
    <style:style style:name="T45" style:family="text">
      <style:text-properties officeooo:rsid="005be120"/>
    </style:style>
    <style:style style:name="T46" style:family="text">
      <style:text-properties officeooo:rsid="005dee14"/>
    </style:style>
    <style:style style:name="T47" style:family="text">
      <style:text-properties officeooo:rsid="006108cb"/>
    </style:style>
    <style:style style:name="T48" style:family="text">
      <style:text-properties officeooo:rsid="0062f12d"/>
    </style:style>
    <style:style style:name="T49" style:family="text">
      <style:text-properties officeooo:rsid="006bf440"/>
    </style:style>
    <style:style style:name="T50" style:family="text">
      <style:text-properties officeooo:rsid="006db18e"/>
    </style:style>
    <style:style style:name="T51" style:family="text">
      <style:text-properties officeooo:rsid="006e6f3e"/>
    </style:style>
    <style:style style:name="T52" style:family="text">
      <style:text-properties officeooo:rsid="0071b406"/>
    </style:style>
    <style:style style:name="T53" style:family="text">
      <style:text-properties officeooo:rsid="0079e43f"/>
    </style:style>
    <style:style style:name="T54" style:family="text">
      <style:text-properties officeooo:rsid="007ce5bb"/>
    </style:style>
    <style:style style:name="T55" style:family="text">
      <style:text-properties officeooo:rsid="00803751"/>
    </style:style>
    <style:style style:name="T56" style:family="text">
      <style:text-properties officeooo:rsid="00839ebc"/>
    </style:style>
    <style:style style:name="T57" style:family="text">
      <style:text-properties officeooo:rsid="00847dae"/>
    </style:style>
    <style:style style:name="T58" style:family="text">
      <style:text-properties officeooo:rsid="00861fe4"/>
    </style:style>
    <style:style style:name="T59" style:family="text">
      <style:text-properties officeooo:rsid="00888997"/>
    </style:style>
    <style:style style:name="T60" style:family="text">
      <style:text-properties officeooo:rsid="005da2f6"/>
    </style:style>
    <style:style style:name="T61" style:family="text">
      <style:text-properties officeooo:rsid="005effc1"/>
    </style:style>
    <style:style style:name="T62" style:family="text">
      <style:text-properties officeooo:rsid="008a7251"/>
    </style:style>
    <style:style style:name="T63" style:family="text">
      <style:text-properties officeooo:rsid="008b2a05"/>
    </style:style>
    <style:style style:name="T64" style:family="text">
      <style:text-properties officeooo:rsid="008d003a"/>
    </style:style>
    <style:style style:name="T65" style:family="text">
      <style:text-properties officeooo:rsid="0090ef3b"/>
    </style:style>
    <style:style style:name="T66" style:family="text">
      <style:text-properties officeooo:rsid="00924cde"/>
    </style:style>
    <style:style style:name="T67" style:family="text">
      <style:text-properties officeooo:rsid="00927c29"/>
    </style:style>
    <style:style style:name="T68" style:family="text">
      <style:text-properties officeooo:rsid="0093a640"/>
    </style:style>
    <style:style style:name="T69" style:family="text">
      <style:text-properties officeooo:rsid="0096aaa3"/>
    </style:style>
    <style:style style:name="T70" style:family="text">
      <style:text-properties officeooo:rsid="009806ff"/>
    </style:style>
    <style:style style:name="T71" style:family="text">
      <style:text-properties officeooo:rsid="004a973d"/>
    </style:style>
    <style:style style:name="T72" style:family="text">
      <style:text-properties officeooo:rsid="00678689"/>
    </style:style>
    <style:style style:name="T73" style:family="text">
      <style:text-properties officeooo:rsid="009ab299"/>
    </style:style>
    <style:style style:name="T74"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736683131728" text:id="ct1736683131728">
          <text:insertion>
            <office:change-info>
              <dc:creator>David Bosschaert</dc:creator>
              <dc:date>2019-01-31T12:24:50</dc:date>
            </office:change-info>
          </text:insertion>
        </text:changed-region>
        <text:changed-region xml:id="ct1736683139888" text:id="ct1736683139888">
          <text:insertion>
            <office:change-info>
              <dc:creator>David Bosschaert</dc:creator>
              <dc:date>2019-01-31T12:24:52</dc:date>
            </office:change-info>
          </text:insertion>
        </text:changed-region>
        <text:changed-region xml:id="ct1736683129328" text:id="ct1736683129328">
          <text:insertion>
            <office:change-info>
              <dc:creator>David Bosschaert</dc:creator>
              <dc:date>2019-01-31T12:24:55</dc:date>
            </office:change-info>
          </text:insertion>
        </text:changed-region>
        <text:changed-region xml:id="ct1736683141808" text:id="ct1736683141808">
          <text:insertion>
            <office:change-info>
              <dc:creator>David Bosschaert</dc:creator>
              <dc:date>2019-01-31T12:25:00</dc:date>
            </office:change-info>
          </text:insertion>
        </text:changed-region>
        <text:changed-region xml:id="ct1736683134368" text:id="ct1736683134368">
          <text:insertion>
            <office:change-info>
              <dc:creator>Mark Hoffmann</dc:creator>
              <dc:date>2019-02-13T18:21:20</dc:date>
            </office:change-info>
          </text:insertion>
        </text:changed-region>
        <text:changed-region xml:id="ct1736683134608" text:id="ct1736683134608">
          <text:insertion>
            <office:change-info>
              <dc:creator>Mark Hoffmann</dc:creator>
              <dc:date>2019-02-13T18:21:28</dc:date>
            </office:change-info>
          </text:insertion>
        </text:changed-region>
        <text:changed-region xml:id="ct1736683131008" text:id="ct1736683131008">
          <text:insertion>
            <office:change-info>
              <dc:creator>Mark Hoffmann</dc:creator>
              <dc:date>2019-02-13T18:21:37</dc:date>
            </office:change-info>
          </text:insertion>
        </text:changed-region>
        <text:changed-region xml:id="ct1736683126928" text:id="ct1736683126928">
          <text:insertion>
            <office:change-info>
              <dc:creator>Mark Hoffmann</dc:creator>
              <dc:date>2019-02-13T18:22:00</dc:date>
            </office:change-info>
          </text:insertion>
        </text:changed-region>
        <text:changed-region xml:id="ct1736683127168" text:id="ct1736683127168">
          <text:insertion>
            <office:change-info>
              <dc:creator>Mark Hoffmann</dc:creator>
              <dc:date>2019-03-07T10:20:28</dc:date>
            </office:change-info>
          </text:insertion>
        </text:changed-region>
        <text:changed-region xml:id="ct1736683131248" text:id="ct1736683131248">
          <text:insertion>
            <office:change-info>
              <dc:creator>Mark Hoffmann</dc:creator>
              <dc:date>2019-03-07T10:20:49</dc:date>
            </office:change-info>
          </text:insertion>
        </text:changed-region>
        <text:changed-region xml:id="ct1736683129088" text:id="ct1736683129088">
          <text:insertion>
            <office:change-info>
              <dc:creator>Mark Hoffmann</dc:creator>
              <dc:date>2019-03-07T10:20:55</dc:date>
            </office:change-info>
          </text:insertion>
        </text:changed-region>
        <text:changed-region xml:id="ct1736683140128" text:id="ct1736683140128">
          <text:insertion>
            <office:change-info>
              <dc:creator>Mark Hoffmann</dc:creator>
              <dc:date>2019-03-07T10:21:04</dc:date>
            </office:change-info>
          </text:insertion>
        </text:changed-region>
        <text:changed-region xml:id="ct1736683129568" text:id="ct1736683129568">
          <text:insertion>
            <office:change-info>
              <dc:creator>Mark Hoffmann</dc:creator>
              <dc:date>2019-03-07T10:20:55</dc:date>
            </office:change-info>
          </text:insertion>
        </text:changed-region>
        <text:changed-region xml:id="ct1736683139408" text:id="ct1736683139408">
          <text:insertion>
            <office:change-info>
              <dc:creator>Mark Hoffmann</dc:creator>
              <dc:date>2019-03-07T10:21:02</dc:date>
            </office:change-info>
          </text:insertion>
        </text:changed-region>
        <text:changed-region xml:id="ct1736683128608" text:id="ct1736683128608">
          <text:insertion>
            <office:change-info>
              <dc:creator>Michael Roeschter</dc:creator>
              <dc:date>2019-03-08T12:58:13</dc:date>
            </office:change-info>
          </text:insertion>
        </text:changed-region>
        <text:changed-region xml:id="ct1736683131488" text:id="ct1736683131488">
          <text:insertion>
            <office:change-info>
              <dc:creator>Michael Roeschter</dc:creator>
              <dc:date>2019-03-08T12:58:27</dc:date>
            </office:change-info>
          </text:insertion>
        </text:changed-region>
        <text:changed-region xml:id="ct1736683127408" text:id="ct1736683127408">
          <text:insertion>
            <office:change-info>
              <dc:creator>Michael Roeschter</dc:creator>
              <dc:date>2019-03-08T12:58:44</dc:date>
            </office:change-info>
          </text:insertion>
        </text:changed-region>
        <text:changed-region xml:id="ct1736683127648" text:id="ct1736683127648">
          <text:insertion>
            <office:change-info>
              <dc:creator>Michael Roeschter</dc:creator>
              <dc:date>2019-03-08T12:59:04</dc:date>
            </office:change-info>
          </text:insertion>
        </text:changed-region>
        <text:changed-region xml:id="ct1736683127888" text:id="ct1736683127888">
          <text:insertion>
            <office:change-info>
              <dc:creator>Michael Roeschter</dc:creator>
              <dc:date>2019-03-08T13:02:10</dc:date>
            </office:change-info>
          </text:insertion>
        </text:changed-region>
        <text:changed-region xml:id="ct1736683139648" text:id="ct1736683139648">
          <text:deletion>
            <office:change-info>
              <dc:creator>Michael Roeschter</dc:creator>
              <dc:date>2019-03-08T13:03:27</dc:date>
            </office:change-info>
            <text:p text:style-name="P3">Especially </text:p>
          </text:deletion>
        </text:changed-region>
        <text:changed-region xml:id="ct1736683128368" text:id="ct1736683128368">
          <text:insertion>
            <office:change-info>
              <dc:creator>Michael Roeschter</dc:creator>
              <dc:date>2019-03-08T13:03:28</dc:date>
            </office:change-info>
          </text:insertion>
        </text:changed-region>
        <text:changed-region xml:id="ct1736683138208" text:id="ct1736683138208">
          <text:deletion>
            <office:change-info>
              <dc:creator>Michael Roeschter</dc:creator>
              <dc:date>2019-03-08T13:03:27</dc:date>
            </office:change-info>
            <text:p text:style-name="P3"><text:span text:style-name="T57">b</text:span></text:p>
          </text:deletion>
        </text:changed-region>
        <text:changed-region xml:id="ct1736683131968" text:id="ct1736683131968">
          <text:insertion>
            <office:change-info>
              <dc:creator>Michael Roeschter</dc:creator>
              <dc:date>2019-03-08T13:03:36</dc:date>
            </office:change-info>
          </text:insertion>
        </text:changed-region>
        <text:changed-region xml:id="ct1736683138448" text:id="ct1736683138448">
          <text:deletion>
            <office:change-info>
              <dc:creator>Michael Roeschter</dc:creator>
              <dc:date>2019-03-08T13:03:49</dc:date>
            </office:change-info>
            <text:p text:style-name="P3"><text:span text:style-name="T56">So </text:span></text:p>
          </text:deletion>
        </text:changed-region>
        <text:changed-region xml:id="ct1736683134128" text:id="ct1736683134128">
          <text:insertion>
            <office:change-info>
              <dc:creator>Michael Roeschter</dc:creator>
              <dc:date>2019-03-08T13:03:52</dc:date>
            </office:change-info>
          </text:insertion>
        </text:changed-region>
        <text:changed-region xml:id="ct1736683129808" text:id="ct1736683129808">
          <text:deletion>
            <office:change-info>
              <dc:creator>Michael Roeschter</dc:creator>
              <dc:date>2019-03-08T13:03:52</dc:date>
            </office:change-info>
            <text:p text:style-name="P3"><text:span text:style-name="T56">t</text:span></text:p>
          </text:deletion>
        </text:changed-region>
        <text:changed-region xml:id="ct1736683132688" text:id="ct1736683132688">
          <text:insertion>
            <office:change-info>
              <dc:creator>Mark Hoffmann</dc:creator>
              <dc:date>2019-03-07T10:35:46</dc:date>
            </office:change-info>
          </text:insertion>
        </text:changed-region>
        <text:changed-region xml:id="ct1736683140368" text:id="ct1736683140368">
          <text:insertion>
            <office:change-info>
              <dc:creator>Michael Roeschter</dc:creator>
              <dc:date>2019-03-08T13:03:54</dc:date>
            </office:change-info>
          </text:insertion>
        </text:changed-region>
        <text:changed-region xml:id="ct1736683134848" text:id="ct1736683134848">
          <text:insertion>
            <office:change-info>
              <dc:creator>Mark Hoffmann</dc:creator>
              <dc:date>2019-03-07T10:35:46</dc:date>
            </office:change-info>
          </text:insertion>
        </text:changed-region>
        <text:changed-region xml:id="ct1736683140608" text:id="ct1736683140608">
          <text:insertion>
            <office:change-info>
              <dc:creator>Mark Hoffmann</dc:creator>
              <dc:date>2019-03-07T10:36:00</dc:date>
            </office:change-info>
          </text:insertion>
        </text:changed-region>
        <text:changed-region xml:id="ct1736683128848" text:id="ct1736683128848">
          <text:insertion>
            <office:change-info>
              <dc:creator>Michael Roeschter</dc:creator>
              <dc:date>2019-03-08T13:04:04</dc:date>
            </office:change-info>
          </text:insertion>
        </text:changed-region>
        <text:changed-region xml:id="ct1736683137248" text:id="ct1736683137248">
          <text:insertion>
            <office:change-info>
              <dc:creator>Mark Hoffmann</dc:creator>
              <dc:date>2019-03-07T10:36:00</dc:date>
            </office:change-info>
          </text:insertion>
        </text:changed-region>
        <text:changed-region xml:id="ct1736683137488" text:id="ct1736683137488">
          <text:insertion>
            <office:change-info>
              <dc:creator>Michael Roeschter</dc:creator>
              <dc:date>2019-03-08T13:04:27</dc:date>
            </office:change-info>
          </text:insertion>
        </text:changed-region>
        <text:changed-region xml:id="ct1736683138688" text:id="ct1736683138688">
          <text:insertion>
            <office:change-info>
              <dc:creator>Michael Roeschter</dc:creator>
              <dc:date>2019-03-08T13:05:10</dc:date>
            </office:change-info>
          </text:insertion>
        </text:changed-region>
        <text:changed-region xml:id="ct1736683130048" text:id="ct1736683130048">
          <text:insertion>
            <office:change-info>
              <dc:creator>Michael Roeschter</dc:creator>
              <dc:date>2019-03-08T13:06:12</dc:date>
            </office:change-info>
          </text:insertion>
        </text:changed-region>
        <text:changed-region xml:id="ct1736683140848" text:id="ct1736683140848">
          <text:insertion>
            <office:change-info>
              <dc:creator>Michael Roeschter</dc:creator>
              <dc:date>2019-03-08T13:07:14</dc:date>
            </office:change-info>
          </text:insertion>
        </text:changed-region>
        <text:changed-region xml:id="ct1736683132208" text:id="ct1736683132208">
          <text:insertion>
            <office:change-info>
              <dc:creator>Michael Roeschter</dc:creator>
              <dc:date>2019-03-08T13:06:12</dc:date>
            </office:change-info>
          </text:insertion>
        </text:changed-region>
        <text:changed-region xml:id="ct1736683130288" text:id="ct1736683130288">
          <text:deletion>
            <office:change-info>
              <dc:creator>Michael Roeschter</dc:creator>
              <dc:date>2019-03-08T13:04:24</dc:date>
            </office:change-info>
            <text:p text:style-name="P3"><text:span text:style-name="T56">be a fully messaging features solution</text:span></text:p>
          </text:deletion>
        </text:changed-region>
        <text:changed-region xml:id="ct1736683130528" text:id="ct1736683130528">
          <text:insertion>
            <office:change-info>
              <dc:creator>Mark Hoffmann</dc:creator>
              <dc:date>2019-03-07T10:36:00</dc:date>
            </office:change-info>
          </text:insertion>
        </text:changed-region>
        <text:changed-region xml:id="ct1736683130768" text:id="ct1736683130768">
          <text:deletion>
            <office:change-info>
              <dc:creator>Michael Roeschter</dc:creator>
              <dc:date>2019-03-08T13:08:36</dc:date>
            </office:change-info>
            <text:p text:style-name="P2"><text:s/>that, <text:span text:style-name="T52">s</text:span>Beside</text:p>
          </text:deletion>
        </text:changed-region>
        <text:changed-region xml:id="ct1736683133408" text:id="ct1736683133408">
          <text:insertion>
            <office:change-info>
              <dc:creator>Michael Roeschter</dc:creator>
              <dc:date>2019-03-08T13:08:36</dc:date>
            </office:change-info>
          </text:insertion>
        </text:changed-region>
        <text:changed-region xml:id="ct1736683133648" text:id="ct1736683133648">
          <text:deletion>
            <office:change-info>
              <dc:creator>Michael Roeschter</dc:creator>
              <dc:date>2019-03-08T13:08:36</dc:date>
            </office:change-info>
            <text:p text:style-name="P2">p</text:p>
          </text:deletion>
        </text:changed-region>
        <text:changed-region xml:id="ct1736683133888" text:id="ct1736683133888">
          <text:deletion>
            <office:change-info>
              <dc:creator>Michael Roeschter</dc:creator>
              <dc:date>2019-03-08T13:08:40</dc:date>
            </office:change-info>
            <text:p text:style-name="P2">also</text:p>
          </text:deletion>
        </text:changed-region>
        <text:changed-region xml:id="ct1736683135328" text:id="ct1736683135328">
          <text:insertion>
            <office:change-info>
              <dc:creator>David Bosschaert</dc:creator>
              <dc:date>2019-01-31T12:18:15</dc:date>
            </office:change-info>
          </text:insertion>
        </text:changed-region>
        <text:changed-region xml:id="ct1736683136288" text:id="ct1736683136288">
          <text:deletion>
            <office:change-info>
              <dc:creator>David Bosschaert</dc:creator>
              <dc:date>2019-01-31T12:18:16</dc:date>
            </office:change-info>
            <text:p text:style-name="P2">C</text:p>
          </text:deletion>
        </text:changed-region>
        <text:changed-region xml:id="ct1736683135088" text:id="ct1736683135088">
          <text:deletion>
            <office:change-info>
              <dc:creator>David Bosschaert</dc:creator>
              <dc:date>2019-01-31T12:18:23</dc:date>
            </office:change-info>
            <text:p text:style-name="P2">re</text:p>
          </text:deletion>
        </text:changed-region>
        <text:changed-region xml:id="ct1736683138928" text:id="ct1736683138928">
          <text:insertion>
            <office:change-info>
              <dc:creator>Michael Roeschter</dc:creator>
              <dc:date>2019-03-08T13:08:53</dc:date>
            </office:change-info>
          </text:insertion>
        </text:changed-region>
        <text:changed-region xml:id="ct1736683136768" text:id="ct1736683136768">
          <text:deletion>
            <office:change-info>
              <dc:creator>Michael Roeschter</dc:creator>
              <dc:date>2019-03-08T13:08:53</dc:date>
            </office:change-info>
            <text:p text:style-name="P2">is</text:p>
          </text:deletion>
        </text:changed-region>
        <text:changed-region xml:id="ct1736683135568" text:id="ct1736683135568">
          <text:deletion>
            <office:change-info>
              <dc:creator>Michael Roeschter</dc:creator>
              <dc:date>2019-03-08T13:09:38</dc:date>
            </office:change-info>
            <text:p text:style-name="P2">s</text:p>
          </text:deletion>
        </text:changed-region>
        <text:changed-region xml:id="ct1736683137968" text:id="ct1736683137968">
          <text:deletion>
            <office:change-info>
              <dc:creator>Michael Roeschter</dc:creator>
              <dc:date>2019-03-08T13:08:50</dc:date>
            </office:change-info>
            <text:p text:style-name="P2">again</text:p>
          </text:deletion>
        </text:changed-region>
        <text:changed-region xml:id="ct1736683135808" text:id="ct1736683135808">
          <text:insertion>
            <office:change-info>
              <dc:creator>Michael Roeschter</dc:creator>
              <dc:date>2019-03-08T13:09:40</dc:date>
            </office:change-info>
          </text:insertion>
        </text:changed-region>
        <text:changed-region xml:id="ct1736683136048" text:id="ct1736683136048">
          <text:insertion>
            <office:change-info>
              <dc:creator>Michael Roeschter</dc:creator>
              <dc:date>2019-03-08T13:10:30</dc:date>
            </office:change-info>
          </text:insertion>
        </text:changed-region>
        <text:changed-region xml:id="ct1736683139168" text:id="ct1736683139168">
          <text:deletion>
            <office:change-info>
              <dc:creator>Michael Roeschter</dc:creator>
              <dc:date>2019-03-08T13:10:52</dc:date>
            </office:change-info>
            <text:p text:style-name="P2">, in respect to the existing supporting specifications.</text:p>
          </text:deletion>
        </text:changed-region>
        <text:changed-region xml:id="ct1736683142528" text:id="ct1736683142528">
          <text:deletion>
            <office:change-info>
              <dc:creator>Michael Roeschter</dc:creator>
              <dc:date>2019-03-08T13:11:46</dc:date>
            </office:change-info>
            <text:p text:style-name="P4">published</text:p>
          </text:deletion>
        </text:changed-region>
        <text:changed-region xml:id="ct1736683146848" text:id="ct1736683146848">
          <text:insertion>
            <office:change-info>
              <dc:creator>Michael Roeschter</dc:creator>
              <dc:date>2019-03-08T13:11:46</dc:date>
            </office:change-info>
          </text:insertion>
        </text:changed-region>
        <text:changed-region xml:id="ct1736683143488" text:id="ct1736683143488">
          <text:insertion>
            <office:change-info>
              <dc:creator>Michael Roeschter</dc:creator>
              <dc:date>2019-03-08T13:11:53</dc:date>
            </office:change-info>
          </text:insertion>
        </text:changed-region>
        <text:changed-region xml:id="ct1736683156448" text:id="ct1736683156448">
          <text:insertion>
            <office:change-info>
              <dc:creator>Michael Roeschter</dc:creator>
              <dc:date>2019-03-08T13:12:00</dc:date>
            </office:change-info>
          </text:insertion>
        </text:changed-region>
        <text:changed-region xml:id="ct1736683148288" text:id="ct1736683148288">
          <text:deletion>
            <office:change-info>
              <dc:creator>Michael Roeschter</dc:creator>
              <dc:date>2019-03-08T13:12:14</dc:date>
            </office:change-info>
            <text:p text:style-name="P4">to.</text:p>
          </text:deletion>
        </text:changed-region>
        <text:changed-region xml:id="ct1736683149488" text:id="ct1736683149488">
          <text:deletion>
            <office:change-info>
              <dc:creator>Michael Roeschter</dc:creator>
              <dc:date>2019-03-08T13:12:20</dc:date>
            </office:change-info>
            <text:p text:style-name="P4">So </text:p>
          </text:deletion>
        </text:changed-region>
        <text:changed-region xml:id="ct1736683151408" text:id="ct1736683151408">
          <text:insertion>
            <office:change-info>
              <dc:creator>Michael Roeschter</dc:creator>
              <dc:date>2019-03-08T13:12:21</dc:date>
            </office:change-info>
          </text:insertion>
        </text:changed-region>
        <text:changed-region xml:id="ct1736683152368" text:id="ct1736683152368">
          <text:deletion>
            <office:change-info>
              <dc:creator>Michael Roeschter</dc:creator>
              <dc:date>2019-03-08T13:12:20</dc:date>
            </office:change-info>
            <text:p text:style-name="P4">t</text:p>
          </text:deletion>
        </text:changed-region>
        <text:changed-region xml:id="ct1736683142288" text:id="ct1736683142288">
          <text:insertion>
            <office:change-info>
              <dc:creator>David Bosschaert</dc:creator>
              <dc:date>2019-01-31T12:18:27</dc:date>
            </office:change-info>
          </text:insertion>
        </text:changed-region>
        <text:changed-region xml:id="ct1736683152608" text:id="ct1736683152608">
          <text:deletion>
            <office:change-info>
              <dc:creator>David Bosschaert</dc:creator>
              <dc:date>2019-01-31T12:18:27</dc:date>
            </office:change-info>
            <text:p text:style-name="P4">C</text:p>
          </text:deletion>
        </text:changed-region>
        <text:changed-region xml:id="ct1736683148048" text:id="ct1736683148048">
          <text:insertion>
            <office:change-info>
              <dc:creator>Michael Roeschter</dc:creator>
              <dc:date>2019-03-08T13:15:20</dc:date>
            </office:change-info>
          </text:insertion>
        </text:changed-region>
        <text:changed-region xml:id="ct1736683133168" text:id="ct1736683133168">
          <text:insertion>
            <office:change-info>
              <dc:creator>David Bosschaert</dc:creator>
              <dc:date>2019-01-31T12:18:45</dc:date>
            </office:change-info>
          </text:insertion>
        </text:changed-region>
        <text:changed-region xml:id="ct1736683156688" text:id="ct1736683156688">
          <text:insertion>
            <office:change-info>
              <dc:creator>Mark Hoffmann</dc:creator>
              <dc:date>2019-02-13T18:03:03</dc:date>
            </office:change-info>
          </text:insertion>
        </text:changed-region>
        <text:changed-region xml:id="ct1736683143248" text:id="ct1736683143248">
          <text:deletion>
            <office:change-info>
              <dc:creator>Michael Roeschter</dc:creator>
              <dc:date>2019-03-08T13:15:31</dc:date>
            </office:change-info>
            <text:p text:style-name="P109"><text:span text:style-name="T8">Waits</text:span></text:p>
          </text:deletion>
        </text:changed-region>
        <text:changed-region xml:id="ct1736683152848" text:id="ct1736683152848">
          <text:insertion>
            <office:change-info>
              <dc:creator>Michael Roeschter</dc:creator>
              <dc:date>2019-03-08T13:15:31</dc:date>
            </office:change-info>
          </text:insertion>
        </text:changed-region>
        <text:changed-region xml:id="ct1736683144928" text:id="ct1736683144928">
          <text:deletion>
            <office:change-info>
              <dc:creator>Michael Roeschter</dc:creator>
              <dc:date>2019-03-08T13:17:03</dc:date>
            </office:change-info>
            <text:p text:style-name="P109"><text:span text:style-name="T8">to </text:span></text:p>
          </text:deletion>
        </text:changed-region>
        <text:changed-region xml:id="ct1736683144688" text:id="ct1736683144688">
          <text:deletion>
            <office:change-info>
              <dc:creator>Michael Roeschter</dc:creator>
              <dc:date>2019-03-08T13:14:47</dc:date>
            </office:change-info>
            <text:p text:style-name="P18"><text:span text:style-name="T2">Send</text:span></text:p>
          </text:deletion>
        </text:changed-region>
        <text:changed-region xml:id="ct1736683150208" text:id="ct1736683150208">
          <text:insertion>
            <office:change-info>
              <dc:creator>Michael Roeschter</dc:creator>
              <dc:date>2019-03-08T13:17:11</dc:date>
            </office:change-info>
          </text:insertion>
        </text:changed-region>
        <text:changed-region xml:id="ct1736683150448" text:id="ct1736683150448">
          <text:insertion>
            <office:change-info>
              <dc:creator>David Bosschaert</dc:creator>
              <dc:date>2019-01-31T12:19:01</dc:date>
            </office:change-info>
          </text:insertion>
        </text:changed-region>
        <text:changed-region xml:id="ct1736683142768" text:id="ct1736683142768">
          <text:insertion>
            <office:change-info>
              <dc:creator>Michael Roeschter</dc:creator>
              <dc:date>2019-03-08T13:16:34</dc:date>
            </office:change-info>
          </text:insertion>
        </text:changed-region>
        <text:changed-region xml:id="ct1736683154048" text:id="ct1736683154048">
          <text:insertion>
            <office:change-info>
              <dc:creator>Mark Hoffmann</dc:creator>
              <dc:date>2019-02-13T18:05:02</dc:date>
            </office:change-info>
          </text:insertion>
        </text:changed-region>
        <text:changed-region xml:id="ct1736683143728" text:id="ct1736683143728">
          <text:deletion>
            <office:change-info>
              <dc:creator>Michael Roeschter</dc:creator>
              <dc:date>2019-03-08T13:15:51</dc:date>
            </office:change-info>
            <text:p text:style-name="P18"><text:span text:style-name="T2">Waits</text:span></text:p>
          </text:deletion>
        </text:changed-region>
        <text:changed-region xml:id="ct1736683151168" text:id="ct1736683151168">
          <text:insertion>
            <office:change-info>
              <dc:creator>Michael Roeschter</dc:creator>
              <dc:date>2019-03-08T13:15:51</dc:date>
            </office:change-info>
          </text:insertion>
        </text:changed-region>
        <text:changed-region xml:id="ct1736683153088" text:id="ct1736683153088">
          <text:deletion>
            <office:change-info>
              <dc:creator>Michael Roeschter</dc:creator>
              <dc:date>2019-03-08T13:15:59</dc:date>
            </office:change-info>
            <text:p text:style-name="P18"><text:span text:style-name="T2">to </text:span></text:p>
          </text:deletion>
        </text:changed-region>
        <text:changed-region xml:id="ct1736683155728" text:id="ct1736683155728">
          <text:insertion>
            <office:change-info>
              <dc:creator>Michael Roeschter</dc:creator>
              <dc:date>2019-03-08T13:16:12</dc:date>
            </office:change-info>
          </text:insertion>
        </text:changed-region>
        <text:changed-region xml:id="ct1736683143968" text:id="ct1736683143968">
          <text:deletion>
            <office:change-info>
              <dc:creator>Michael Roeschter</dc:creator>
              <dc:date>2019-03-08T13:19:13</dc:date>
            </office:change-info>
            <text:p text:style-name="P9">Using the ”Send and Forget” concept, the sender, will not know, if the message was received, whereas with “Send and Forward” </text:p>
          </text:deletion>
        </text:changed-region>
        <text:changed-region xml:id="ct1736683154288" text:id="ct1736683154288">
          <text:deletion>
            <office:change-info>
              <dc:creator>Michael Roeschter</dc:creator>
              <dc:date>2019-03-08T13:18:20</dc:date>
            </office:change-info>
            <text:p text:style-name="P9">this receive information is known to the sender</text:p>
          </text:deletion>
        </text:changed-region>
        <text:changed-region xml:id="ct1736683154528" text:id="ct1736683154528">
          <text:deletion>
            <office:change-info>
              <dc:creator>Michael Roeschter</dc:creator>
              <dc:date>2019-03-08T13:19:13</dc:date>
            </office:change-info>
            <text:p text:style-name="P9">. </text:p>
          </text:deletion>
        </text:changed-region>
        <text:changed-region xml:id="ct1736683156928" text:id="ct1736683156928">
          <text:insertion>
            <office:change-info>
              <dc:creator>Michael Roeschter</dc:creator>
              <dc:date>2019-03-08T13:19:23</dc:date>
            </office:change-info>
          </text:insertion>
        </text:changed-region>
        <text:changed-region xml:id="ct1736683150928" text:id="ct1736683150928">
          <text:deletion>
            <office:change-info>
              <dc:creator>Michael Roeschter</dc:creator>
              <dc:date>2019-03-09T15:36:17</dc:date>
            </office:change-info>
            <text:p text:style-name="P5"><office:annotation><dc:creator>David Bosschaert</dc:creator><dc:date>2019-01-31T12:19:27.954084401</dc:date><loext:sender-initials>DB</loext:sender-initials><text:p text:style-name="P122"><text:span text:style-name="T74">Should we mention: </text:span></text:p><text:p text:style-name="P122"><text:span text:style-name="T74">* ack channel</text:span></text:p><text:p text:style-name="P122"><text:span text:style-name="T74">* management or monitoring channel</text:span></text:p><text:p text:style-name="P122"><text:span text:style-name="T74">* response / back channel</text:span></text:p><text:p text:style-name="P122"><text:span text:style-name="T74">?</text:span></text:p></office:annotation>There are also some differences in the messaging channel types</text:p>
          </text:deletion>
        </text:changed-region>
        <text:changed-region xml:id="ct1736683147568" text:id="ct1736683147568">
          <text:insertion>
            <office:change-info>
              <dc:creator>Michael Roeschter</dc:creator>
              <dc:date>2019-03-09T15:38:33</dc:date>
            </office:change-info>
          </text:insertion>
        </text:changed-region>
        <text:changed-region xml:id="ct1736683155968" text:id="ct1736683155968">
          <text:deletion>
            <office:change-info>
              <dc:creator>Michael Roeschter</dc:creator>
              <dc:date>2019-03-09T15:36:17</dc:date>
            </office:change-info>
            <text:p text:style-name="P5">, that are common:</text:p>
          </text:deletion>
        </text:changed-region>
        <text:changed-region xml:id="ct1736683143008" text:id="ct1736683143008">
          <text:insertion>
            <office:change-info>
              <dc:creator>Michael Roeschter</dc:creator>
              <dc:date>2019-03-09T15:36:18</dc:date>
            </office:change-info>
          </text:insertion>
        </text:changed-region>
        <text:changed-region xml:id="ct1736683151648" text:id="ct1736683151648">
          <text:insertion>
            <office:change-info>
              <dc:creator>Michael Roeschter</dc:creator>
              <dc:date>2019-03-09T15:39:22</dc:date>
            </office:change-info>
          </text:insertion>
        </text:changed-region>
        <text:changed-region xml:id="ct1736683144448" text:id="ct1736683144448">
          <text:deletion>
            <office:change-info>
              <dc:creator>Michael Roeschter</dc:creator>
              <dc:date>2019-03-09T15:37:32</dc:date>
            </office:change-info>
            <text:p text:style-name="P5">Invalid message</text:p>
          </text:deletion>
        </text:changed-region>
        <text:changed-region xml:id="ct1736683146128" text:id="ct1736683146128">
          <text:insertion>
            <office:change-info>
              <dc:creator>Michael Roeschter</dc:creator>
              <dc:date>2019-03-09T15:37:20</dc:date>
            </office:change-info>
          </text:insertion>
        </text:changed-region>
        <text:changed-region xml:id="ct1736683155248" text:id="ct1736683155248">
          <text:insertion>
            <office:change-info>
              <dc:creator>Michael Roeschter</dc:creator>
              <dc:date>2019-03-09T15:37:35</dc:date>
            </office:change-info>
          </text:insertion>
        </text:changed-region>
        <text:changed-region xml:id="ct1736683145168" text:id="ct1736683145168">
          <text:insertion>
            <office:change-info>
              <dc:creator>Michael Roeschter</dc:creator>
              <dc:date>2019-03-09T15:38:00</dc:date>
            </office:change-info>
          </text:insertion>
        </text:changed-region>
        <text:changed-region xml:id="ct1736683151888" text:id="ct1736683151888">
          <text:deletion>
            <office:change-info>
              <dc:creator>Michael Roeschter</dc:creator>
              <dc:date>2019-03-09T15:40:04</dc:date>
            </office:change-info>
            <text:p text:style-name="P66"><text:s/>or a quality of service. The last is heavily used in MQTT.</text:p>
          </text:deletion>
        </text:changed-region>
        <text:changed-region xml:id="ct1736683153328" text:id="ct1736683153328">
          <text:deletion>
            <office:change-info>
              <dc:creator>Mark Hoffmann</dc:creator>
              <dc:date>2019-02-13T18:07:24</dc:date>
            </office:change-info>
            <text:p text:style-name="P66">RPC over messaging</text:p>
          </text:deletion>
        </text:changed-region>
        <text:changed-region xml:id="ct1736683155488" text:id="ct1736683155488">
          <text:deletion>
            <office:change-info>
              <dc:creator>Michael Roeschter</dc:creator>
              <dc:date>2019-03-09T15:40:04</dc:date>
            </office:change-info>
            <text:p text:style-name="P66">Reply-To use-cases<text:span text:style-name="T71">These channel types are </text:span>used to deal with certain use-cases like </text:p>
          </text:deletion>
        </text:changed-region>
        <text:changed-region xml:id="ct1736683148528" text:id="ct1736683148528">
          <text:insertion>
            <office:change-info>
              <dc:creator>Michael Roeschter</dc:creator>
              <dc:date>2019-03-09T15:40:06</dc:date>
            </office:change-info>
          </text:insertion>
        </text:changed-region>
        <text:changed-region xml:id="ct1736683144208" text:id="ct1736683144208">
          <text:insertion>
            <office:change-info>
              <dc:creator>Mark Hoffmann</dc:creator>
              <dc:date>2019-02-13T18:07:46</dc:date>
            </office:change-info>
          </text:insertion>
        </text:changed-region>
        <text:changed-region xml:id="ct1736683145408" text:id="ct1736683145408">
          <text:deletion>
            <office:change-info>
              <dc:creator>Mark Hoffmann</dc:creator>
              <dc:date>2019-02-13T18:07:52</dc:date>
            </office:change-info>
            <text:p text:style-name="P6">PC</text:p>
          </text:deletion>
        </text:changed-region>
        <text:changed-region xml:id="ct1736683149728" text:id="ct1736683149728">
          <text:insertion>
            <office:change-info>
              <dc:creator>David Bosschaert</dc:creator>
              <dc:date>2019-01-31T12:20:33</dc:date>
            </office:change-info>
          </text:insertion>
        </text:changed-region>
        <text:changed-region xml:id="ct1736683149968" text:id="ct1736683149968">
          <text:deletion>
            <office:change-info>
              <dc:creator>Michael Roeschter</dc:creator>
              <dc:date>2019-03-08T13:22:09</dc:date>
            </office:change-info>
            <text:p text:style-name="P19">Channels are <text:span text:style-name="T43">queues. Theses</text:span></text:p>
          </text:deletion>
        </text:changed-region>
        <text:changed-region xml:id="ct1736683148768" text:id="ct1736683148768">
          <text:insertion>
            <office:change-info>
              <dc:creator>Michael Roeschter</dc:creator>
              <dc:date>2019-03-08T13:22:09</dc:date>
            </office:change-info>
          </text:insertion>
        </text:changed-region>
        <text:changed-region xml:id="ct1736683156208" text:id="ct1736683156208">
          <text:deletion>
            <office:change-info>
              <dc:creator>Michael Roeschter</dc:creator>
              <dc:date>2019-03-08T13:22:20</dc:date>
            </office:change-info>
            <text:p text:style-name="P19">paths</text:p>
          </text:deletion>
        </text:changed-region>
        <text:changed-region xml:id="ct1736683154768" text:id="ct1736683154768">
          <text:insertion>
            <office:change-info>
              <dc:creator>Michael Roeschter</dc:creator>
              <dc:date>2019-03-08T13:22:23</dc:date>
            </office:change-info>
          </text:insertion>
        </text:changed-region>
        <text:changed-region xml:id="ct1736683147328" text:id="ct1736683147328">
          <text:deletion>
            <office:change-info>
              <dc:creator>Michael Roeschter</dc:creator>
              <dc:date>2019-03-08T13:22:41</dc:date>
            </office:change-info>
            <text:p text:style-name="P19"><text:span text:style-name="T43">from channels with different threadsread They are concurrently accessible, so many senders can write to them and receiver </text:span></text:p>
          </text:deletion>
        </text:changed-region>
        <text:changed-region xml:id="ct1736683149008" text:id="ct1736683149008">
          <text:insertion>
            <office:change-info>
              <dc:creator>David Bosschaert</dc:creator>
              <dc:date>2019-01-31T12:21:06</dc:date>
            </office:change-info>
          </text:insertion>
        </text:changed-region>
        <text:changed-region xml:id="ct1736683153568" text:id="ct1736683153568">
          <text:deletion>
            <office:change-info>
              <dc:creator>Michael Roeschter</dc:creator>
              <dc:date>2019-03-08T13:23:24</dc:date>
            </office:change-info>
            <text:p text:style-name="P19">Depending on the concepts, described above, the sender waits for the receive acknowledge <text:span text:style-name="T47">of</text:span> the receiver/s or just for a successful submit.</text:p>
          </text:deletion>
        </text:changed-region>
        <text:changed-region xml:id="ct1736683153808" text:id="ct1736683153808">
          <text:insertion>
            <office:change-info>
              <dc:creator>Michael Roeschter</dc:creator>
              <dc:date>2019-03-08T13:23:30</dc:date>
            </office:change-info>
          </text:insertion>
        </text:changed-region>
        <text:changed-region xml:id="ct1736683145648" text:id="ct1736683145648">
          <text:deletion>
            <office:change-info>
              <dc:creator>Michael Roeschter</dc:creator>
              <dc:date>2019-03-08T13:23:24</dc:date>
            </office:change-info>
            <text:p text:style-name="P19"><text:s/></text:p>
          </text:deletion>
        </text:changed-region>
        <text:changed-region xml:id="ct1736683155008" text:id="ct1736683155008">
          <text:deletion>
            <office:change-info>
              <dc:creator>Michael Roeschter</dc:creator>
              <dc:date>2019-03-08T13:24:20</dc:date>
            </office:change-info>
            <text:p text:style-name="P20">A</text:p>
          </text:deletion>
        </text:changed-region>
        <text:changed-region xml:id="ct1736683149248" text:id="ct1736683149248">
          <text:insertion>
            <office:change-info>
              <dc:creator>Michael Roeschter</dc:creator>
              <dc:date>2019-03-08T13:24:22</dc:date>
            </office:change-info>
          </text:insertion>
        </text:changed-region>
        <text:changed-region xml:id="ct1736683147808" text:id="ct1736683147808">
          <text:insertion>
            <office:change-info>
              <dc:creator>Michael Roeschter</dc:creator>
              <dc:date>2019-03-08T13:24:26</dc:date>
            </office:change-info>
          </text:insertion>
        </text:changed-region>
        <text:changed-region xml:id="ct1736683157168" text:id="ct1736683157168">
          <text:deletion>
            <office:change-info>
              <dc:creator>Michael Roeschter</dc:creator>
              <dc:date>2019-03-08T13:24:28</dc:date>
            </office:change-info>
            <text:p text:style-name="P20"><text:span text:style-name="T59">s</text:span></text:p>
          </text:deletion>
        </text:changed-region>
        <text:changed-region xml:id="ct1736683157408" text:id="ct1736683157408">
          <text:insertion>
            <office:change-info>
              <dc:creator>Michael Roeschter</dc:creator>
              <dc:date>2019-03-08T13:24:32</dc:date>
            </office:change-info>
          </text:insertion>
        </text:changed-region>
        <text:changed-region xml:id="ct1736683146368" text:id="ct1736683146368">
          <text:insertion>
            <office:change-info>
              <dc:creator>Mark Hoffmann</dc:creator>
              <dc:date>2019-02-13T18:08:40</dc:date>
            </office:change-info>
          </text:insertion>
        </text:changed-region>
        <text:changed-region xml:id="ct1736683145888" text:id="ct1736683145888">
          <text:deletion>
            <office:change-info>
              <dc:creator>Mark Hoffmann</dc:creator>
              <dc:date>2019-02-13T18:08:45</dc:date>
            </office:change-info>
            <text:h text:style-name="P117" text:outline-level="3"><text:s/>RPC </text:h>
          </text:deletion>
        </text:changed-region>
        <text:changed-region xml:id="ct1736683158128" text:id="ct1736683158128">
          <text:deletion>
            <office:change-info>
              <dc:creator>Mark Hoffmann</dc:creator>
              <dc:date>2019-02-13T18:09:55</dc:date>
            </office:change-info>
            <text:p text:style-name="P10">Remote procedure calls over messaging. </text:p>
          </text:deletion>
        </text:changed-region>
        <text:changed-region xml:id="ct1736683157648" text:id="ct1736683157648">
          <text:insertion>
            <office:change-info>
              <dc:creator>Mark Hoffmann</dc:creator>
              <dc:date>2019-02-13T18:09:29</dc:date>
            </office:change-info>
          </text:insertion>
        </text:changed-region>
        <text:changed-region xml:id="ct1736683158368" text:id="ct1736683158368">
          <text:deletion>
            <office:change-info>
              <dc:creator>Mark Hoffmann</dc:creator>
              <dc:date>2019-02-13T18:09:30</dc:date>
            </office:change-info>
            <text:p text:style-name="P10">quest</text:p>
          </text:deletion>
        </text:changed-region>
        <text:changed-region xml:id="ct1736883658624" text:id="ct1736883658624">
          <text:insertion>
            <office:change-info>
              <dc:creator>Michael Roeschter</dc:creator>
              <dc:date>2019-03-22T19:03:12</dc:date>
            </office:change-info>
          </text:insertion>
        </text:changed-region>
        <text:changed-region xml:id="ct1736883646864" text:id="ct1736883646864">
          <text:deletion>
            <office:change-info>
              <dc:creator>Michael Roeschter</dc:creator>
              <dc:date>2019-03-22T19:03:37</dc:date>
            </office:change-info>
            <text:p text:style-name="P10"><text:s/>like in ordinary RPC operations.</text:p>
          </text:deletion>
        </text:changed-region>
        <text:changed-region xml:id="ct1736683158848" text:id="ct1736683158848">
          <text:deletion>
            <office:change-info>
              <dc:creator>David Bosschaert</dc:creator>
              <dc:date>2019-01-31T12:21:22</dc:date>
            </office:change-info>
            <text:p text:style-name="P7"><text:span text:style-name="T1">are</text:span></text:p>
          </text:deletion>
        </text:changed-region>
        <text:changed-region xml:id="ct1736683158608" text:id="ct1736683158608">
          <text:insertion>
            <office:change-info>
              <dc:creator>David Bosschaert</dc:creator>
              <dc:date>2019-01-31T12:21:22</dc:date>
            </office:change-info>
          </text:insertion>
        </text:changed-region>
        <text:changed-region xml:id="ct1736683159088" text:id="ct1736683159088">
          <text:insertion>
            <office:change-info>
              <dc:creator>Michael Roeschter</dc:creator>
              <dc:date>2019-03-09T15:22:08</dc:date>
            </office:change-info>
          </text:insertion>
        </text:changed-region>
        <text:changed-region xml:id="ct1736683159328" text:id="ct1736683159328">
          <text:deletion>
            <office:change-info>
              <dc:creator>Michael Roeschter</dc:creator>
              <dc:date>2019-03-09T15:22:13</dc:date>
            </office:change-info>
            <text:p text:style-name="P12"><text:span text:style-name="T2">T</text:span></text:p>
          </text:deletion>
        </text:changed-region>
        <text:changed-region xml:id="ct1736683157888" text:id="ct1736683157888">
          <text:insertion>
            <office:change-info>
              <dc:creator>Michael Roeschter</dc:creator>
              <dc:date>2019-03-09T15:22:20</dc:date>
            </office:change-info>
          </text:insertion>
        </text:changed-region>
        <text:changed-region xml:id="ct1736685031472" text:id="ct1736685031472">
          <text:deletion>
            <office:change-info>
              <dc:creator>Michael Roeschter</dc:creator>
              <dc:date>2019-03-09T15:22:31</dc:date>
            </office:change-info>
            <text:p text:style-name="P12"><text:span text:style-name="T2">inherent conditions</text:span></text:p>
          </text:deletion>
        </text:changed-region>
        <text:changed-region xml:id="ct1736685032672" text:id="ct1736685032672">
          <text:insertion>
            <office:change-info>
              <dc:creator>Michael Roeschter</dc:creator>
              <dc:date>2019-03-09T15:22:31</dc:date>
            </office:change-info>
          </text:insertion>
        </text:changed-region>
        <text:changed-region xml:id="ct1736685026192" text:id="ct1736685026192">
          <text:insertion>
            <office:change-info>
              <dc:creator>Michael Roeschter</dc:creator>
              <dc:date>2019-03-09T15:23:01</dc:date>
            </office:change-info>
          </text:insertion>
        </text:changed-region>
        <text:changed-region xml:id="ct1736685035312" text:id="ct1736685035312">
          <text:deletion>
            <office:change-info>
              <dc:creator>Michael Roeschter</dc:creator>
              <dc:date>2019-03-09T15:22:59</dc:date>
            </office:change-info>
            <text:p text:style-name="P12"><text:span text:style-name="T2">use-cases</text:span></text:p>
          </text:deletion>
        </text:changed-region>
        <text:changed-region xml:id="ct1736685022592" text:id="ct1736685022592">
          <text:deletion>
            <office:change-info>
              <dc:creator>Michael Roeschter</dc:creator>
              <dc:date>2019-03-09T15:23:12</dc:date>
            </office:change-info>
            <text:p text:style-name="P12"><text:span text:style-name="T2">currently</text:span></text:p>
          </text:deletion>
        </text:changed-region>
        <text:changed-region xml:id="ct1736685034112" text:id="ct1736685034112">
          <text:insertion>
            <office:change-info>
              <dc:creator>David Bosschaert</dc:creator>
              <dc:date>2019-01-31T12:21:27</dc:date>
            </office:change-info>
          </text:insertion>
        </text:changed-region>
        <text:changed-region xml:id="ct1736685024272" text:id="ct1736685024272">
          <text:deletion>
            <office:change-info>
              <dc:creator>David Bosschaert</dc:creator>
              <dc:date>2019-01-31T12:21:26</dc:date>
            </office:change-info>
            <text:p text:style-name="P11"><text:span text:style-name="T3">a</text:span></text:p>
          </text:deletion>
        </text:changed-region>
        <text:changed-region xml:id="ct1736685031712" text:id="ct1736685031712">
          <text:deletion>
            <office:change-info>
              <dc:creator>Michael Roeschter</dc:creator>
              <dc:date>2019-03-09T15:23:22</dc:date>
            </office:change-info>
            <text:p text:style-name="P11"><text:span text:style-name="T3">harmonized</text:span></text:p>
          </text:deletion>
        </text:changed-region>
        <text:changed-region xml:id="ct1736685027152" text:id="ct1736685027152">
          <text:insertion>
            <office:change-info>
              <dc:creator>Michael Roeschter</dc:creator>
              <dc:date>2019-03-09T15:23:24</dc:date>
            </office:change-info>
          </text:insertion>
        </text:changed-region>
        <text:changed-region xml:id="ct1736685029072" text:id="ct1736685029072">
          <text:insertion>
            <office:change-info>
              <dc:creator>Michael Roeschter</dc:creator>
              <dc:date>2019-03-09T15:23:50</dc:date>
            </office:change-info>
          </text:insertion>
        </text:changed-region>
        <text:changed-region xml:id="ct1736685031232" text:id="ct1736685031232">
          <text:deletion>
            <office:change-info>
              <dc:creator>Michael Roeschter</dc:creator>
              <dc:date>2019-03-09T15:23:49</dc:date>
            </office:change-info>
            <text:p text:style-name="P11"><text:span text:style-name="T3">,</text:span></text:p>
          </text:deletion>
        </text:changed-region>
        <text:changed-region xml:id="ct1736685031952" text:id="ct1736685031952">
          <text:insertion>
            <office:change-info>
              <dc:creator>Michael Roeschter</dc:creator>
              <dc:date>2019-03-09T15:23:56</dc:date>
            </office:change-info>
          </text:insertion>
        </text:changed-region>
        <text:changed-region xml:id="ct1736685035552" text:id="ct1736685035552">
          <text:deletion>
            <office:change-info>
              <dc:creator>Michael Roeschter</dc:creator>
              <dc:date>2019-03-09T15:24:02</dc:date>
            </office:change-info>
            <text:p text:style-name="P11"><text:span text:style-name="T3">corresponding</text:span></text:p>
          </text:deletion>
        </text:changed-region>
        <text:changed-region xml:id="ct1736685024752" text:id="ct1736685024752">
          <text:insertion>
            <office:change-info>
              <dc:creator>Michael Roeschter</dc:creator>
              <dc:date>2019-03-09T15:24:04</dc:date>
            </office:change-info>
          </text:insertion>
        </text:changed-region>
        <text:changed-region xml:id="ct1736685028352" text:id="ct1736685028352">
          <text:deletion>
            <office:change-info>
              <dc:creator>Michael Roeschter</dc:creator>
              <dc:date>2019-03-09T15:24:09</dc:date>
            </office:change-info>
            <text:p text:style-name="P11"><text:span text:style-name="T3"><text:s/>concept</text:span></text:p>
          </text:deletion>
        </text:changed-region>
        <text:changed-region xml:id="ct1736685025472" text:id="ct1736685025472">
          <text:deletion>
            <office:change-info>
              <dc:creator>David Bosschaert</dc:creator>
              <dc:date>2019-01-31T12:21:33</dc:date>
            </office:change-info>
            <text:p text:style-name="P11"><text:span text:style-name="T4">’</text:span></text:p>
          </text:deletion>
        </text:changed-region>
        <text:changed-region xml:id="ct1736685037472" text:id="ct1736685037472">
          <text:insertion>
            <office:change-info>
              <dc:creator>Michael Roeschter</dc:creator>
              <dc:date>2019-03-09T15:24:22</dc:date>
            </office:change-info>
          </text:insertion>
        </text:changed-region>
        <text:changed-region xml:id="ct1736685026672" text:id="ct1736685026672">
          <text:deletion>
            <office:change-info>
              <dc:creator>Michael Roeschter</dc:creator>
              <dc:date>2019-03-09T15:24:21</dc:date>
            </office:change-info>
            <text:p text:style-name="P11"><text:span text:style-name="T4"><text:s/></text:span><text:span text:style-name="T12">or</text:span><text:span text:style-name="T4"> </text:span></text:p>
          </text:deletion>
        </text:changed-region>
        <text:changed-region xml:id="ct1736685024512" text:id="ct1736685024512">
          <text:insertion>
            <office:change-info>
              <dc:creator>Michael Roeschter</dc:creator>
              <dc:date>2019-03-09T15:24:24</dc:date>
            </office:change-info>
          </text:insertion>
        </text:changed-region>
        <text:changed-region xml:id="ct1736685034352" text:id="ct1736685034352">
          <text:deletion>
            <office:change-info>
              <dc:creator>David Bosschaert</dc:creator>
              <dc:date>2019-01-31T12:21:45</dc:date>
            </office:change-info>
            <text:p text:style-name="P23"><text:span text:style-name="T2">take profit</text:span></text:p>
          </text:deletion>
        </text:changed-region>
        <text:changed-region xml:id="ct1736685032192" text:id="ct1736685032192">
          <text:insertion>
            <office:change-info>
              <dc:creator>David Bosschaert</dc:creator>
              <dc:date>2019-01-31T12:21:45</dc:date>
            </office:change-info>
          </text:insertion>
        </text:changed-region>
        <text:changed-region xml:id="ct1736685032432" text:id="ct1736685032432">
          <text:insertion>
            <office:change-info>
              <dc:creator>Michael Roeschter</dc:creator>
              <dc:date>2019-03-09T15:25:05</dc:date>
            </office:change-info>
          </text:insertion>
        </text:changed-region>
        <text:changed-region xml:id="ct1736685025712" text:id="ct1736685025712">
          <text:deletion>
            <office:change-info>
              <dc:creator>Michael Roeschter</dc:creator>
              <dc:date>2019-03-09T15:25:00</dc:date>
            </office:change-info>
            <text:p text:style-name="P23"><text:span text:style-name="T2">So it could be possible to easily get an RSA implementation for message when using this common way</text:span></text:p>
          </text:deletion>
        </text:changed-region>
        <text:changed-region xml:id="ct1736685034592" text:id="ct1736685034592">
          <text:deletion>
            <office:change-info>
              <dc:creator>Michael Roeschter</dc:creator>
              <dc:date>2019-03-09T15:25:35</dc:date>
            </office:change-info>
            <text:p text:style-name="P23"><text:span text:style-name="T2">could</text:span></text:p>
          </text:deletion>
        </text:changed-region>
        <text:changed-region xml:id="ct1736685033632" text:id="ct1736685033632">
          <text:insertion>
            <office:change-info>
              <dc:creator>Michael Roeschter</dc:creator>
              <dc:date>2019-03-09T15:25:35</dc:date>
            </office:change-info>
          </text:insertion>
        </text:changed-region>
        <text:changed-region xml:id="ct1736685037232" text:id="ct1736685037232">
          <text:deletion>
            <office:change-info>
              <dc:creator>David Bosschaert</dc:creator>
              <dc:date>2019-01-31T12:22:02</dc:date>
            </office:change-info>
            <text:p text:style-name="P23"><text:span text:style-name="T2">get </text:span></text:p>
          </text:deletion>
        </text:changed-region>
        <text:changed-region xml:id="ct1736685026912" text:id="ct1736685026912">
          <text:insertion>
            <office:change-info>
              <dc:creator>Michael Roeschter</dc:creator>
              <dc:date>2019-03-09T15:25:42</dc:date>
            </office:change-info>
          </text:insertion>
        </text:changed-region>
        <text:changed-region xml:id="ct1736685030512" text:id="ct1736685030512">
          <text:insertion>
            <office:change-info>
              <dc:creator>Michael Roeschter</dc:creator>
              <dc:date>2019-03-09T16:16:03</dc:date>
            </office:change-info>
          </text:insertion>
        </text:changed-region>
        <text:changed-region xml:id="ct1736685025232" text:id="ct1736685025232">
          <text:insertion>
            <office:change-info>
              <dc:creator>Michael Roeschter</dc:creator>
              <dc:date>2019-03-09T16:17:01</dc:date>
            </office:change-info>
          </text:insertion>
        </text:changed-region>
        <text:changed-region xml:id="ct1736685032912" text:id="ct1736685032912">
          <text:insertion>
            <office:change-info>
              <dc:creator>Michael Roeschter</dc:creator>
              <dc:date>2019-03-09T16:18:00</dc:date>
            </office:change-info>
          </text:insertion>
        </text:changed-region>
        <text:changed-region xml:id="ct1736685022832" text:id="ct1736685022832">
          <text:insertion>
            <office:change-info>
              <dc:creator>Michael Roeschter</dc:creator>
              <dc:date>2019-03-09T16:22:57</dc:date>
            </office:change-info>
          </text:insertion>
        </text:changed-region>
        <text:changed-region xml:id="ct1736685033152" text:id="ct1736685033152">
          <text:insertion>
            <office:change-info>
              <dc:creator>Michael Roeschter</dc:creator>
              <dc:date>2019-03-09T16:23:00</dc:date>
            </office:change-info>
          </text:insertion>
        </text:changed-region>
        <text:changed-region xml:id="ct1736685029792" text:id="ct1736685029792">
          <text:deletion>
            <office:change-info>
              <dc:creator>Michael Roeschter</dc:creator>
              <dc:date>2019-03-09T15:26:26</dc:date>
            </office:change-info>
            <text:p text:style-name="P13"><text:span text:style-name="T52">s</text:span>want</text:p>
          </text:deletion>
        </text:changed-region>
        <text:changed-region xml:id="ct1736685022352" text:id="ct1736685022352">
          <text:insertion>
            <office:change-info>
              <dc:creator>Michael Roeschter</dc:creator>
              <dc:date>2019-03-09T15:26:26</dc:date>
            </office:change-info>
          </text:insertion>
        </text:changed-region>
        <text:changed-region xml:id="ct1736685027632" text:id="ct1736685027632">
          <text:deletion>
            <office:change-info>
              <dc:creator>Michael Roeschter</dc:creator>
              <dc:date>2019-03-09T15:26:15</dc:date>
            </office:change-info>
            <text:p text:style-name="P13">consume</text:p>
          </text:deletion>
        </text:changed-region>
        <text:changed-region xml:id="ct1736685025952" text:id="ct1736685025952">
          <text:insertion>
            <office:change-info>
              <dc:creator>Michael Roeschter</dc:creator>
              <dc:date>2019-03-09T15:26:15</dc:date>
            </office:change-info>
          </text:insertion>
        </text:changed-region>
        <text:changed-region xml:id="ct1736685023072" text:id="ct1736685023072">
          <text:deletion>
            <office:change-info>
              <dc:creator>Michael Roeschter</dc:creator>
              <dc:date>2019-03-09T15:26:52</dc:date>
            </office:change-info>
            <text:p text:style-name="P13"><text:span text:style-name="T48">s</text:span>tream, that are provided from another</text:p>
          </text:deletion>
        </text:changed-region>
        <text:changed-region xml:id="ct1736685033392" text:id="ct1736685033392">
          <text:insertion>
            <office:change-info>
              <dc:creator>Michael Roeschter</dc:creator>
              <dc:date>2019-03-09T15:26:54</dc:date>
            </office:change-info>
          </text:insertion>
        </text:changed-region>
        <text:changed-region xml:id="ct1736685027392" text:id="ct1736685027392">
          <text:insertion>
            <office:change-info>
              <dc:creator>Michael Roeschter</dc:creator>
              <dc:date>2019-03-09T15:27:33</dc:date>
            </office:change-info>
          </text:insertion>
        </text:changed-region>
        <text:changed-region xml:id="ct1736685023312" text:id="ct1736685023312">
          <text:deletion>
            <office:change-info>
              <dc:creator>Michael Roeschter</dc:creator>
              <dc:date>2019-03-09T15:27:31</dc:date>
            </office:change-info>
            <text:p text:style-name="P13">is necessary</text:p>
          </text:deletion>
        </text:changed-region>
        <text:changed-region xml:id="ct1736685027872" text:id="ct1736685027872">
          <text:deletion>
            <office:change-info>
              <dc:creator>Michael Roeschter</dc:creator>
              <dc:date>2019-03-09T15:27:54</dc:date>
            </office:change-info>
            <text:p text:style-name="P13">the possibility to submit</text:p>
          </text:deletion>
        </text:changed-region>
        <text:changed-region xml:id="ct1736685033872" text:id="ct1736685033872">
          <text:deletion>
            <office:change-info>
              <dc:creator>Michael Roeschter</dc:creator>
              <dc:date>2019-03-09T16:14:26</dc:date>
            </office:change-info>
            <text:p text:style-name="P13">context</text:p>
          </text:deletion>
        </text:changed-region>
        <text:changed-region xml:id="ct1736685030992" text:id="ct1736685030992">
          <text:insertion>
            <office:change-info>
              <dc:creator>Michael Roeschter</dc:creator>
              <dc:date>2019-03-09T16:14:26</dc:date>
            </office:change-info>
          </text:insertion>
        </text:changed-region>
        <text:changed-region xml:id="ct1736685035792" text:id="ct1736685035792">
          <text:deletion>
            <office:change-info>
              <dc:creator>Michael Roeschter</dc:creator>
              <dc:date>2019-03-09T16:14:32</dc:date>
            </office:change-info>
            <text:p text:style-name="P13">information </text:p>
          </text:deletion>
        </text:changed-region>
        <text:changed-region xml:id="ct1736685036032" text:id="ct1736685036032">
          <text:deletion>
            <office:change-info>
              <dc:creator>Michael Roeschter</dc:creator>
              <dc:date>2019-03-09T15:28:07</dc:date>
            </office:change-info>
            <text:p text:style-name="P13">this channel or sending process</text:p>
          </text:deletion>
        </text:changed-region>
        <text:changed-region xml:id="ct1736685036992" text:id="ct1736685036992">
          <text:insertion>
            <office:change-info>
              <dc:creator>Michael Roeschter</dc:creator>
              <dc:date>2019-03-09T15:28:07</dc:date>
            </office:change-info>
          </text:insertion>
        </text:changed-region>
        <text:changed-region xml:id="ct1736685028112" text:id="ct1736685028112">
          <text:deletion>
            <office:change-info>
              <dc:creator>Michael Roeschter</dc:creator>
              <dc:date>2019-03-09T15:29:01</dc:date>
            </office:change-info>
            <text:p text:style-name="P14">It should be possible to register a PushStream consumer as a service, that then is used by the corresponding messaging whiteboard. This is useful especially for send-and-forget messages. </text:p>
          </text:deletion>
        </text:changed-region>
        <text:changed-region xml:id="ct1736685028592" text:id="ct1736685028592">
          <text:insertion>
            <office:change-info>
              <dc:creator>Michael Roeschter</dc:creator>
              <dc:date>2019-03-09T15:29:07</dc:date>
            </office:change-info>
          </text:insertion>
        </text:changed-region>
        <text:changed-region xml:id="ct1736685035072" text:id="ct1736685035072">
          <text:insertion>
            <office:change-info>
              <dc:creator>Michael Roeschter</dc:creator>
              <dc:date>2019-03-09T15:31:01</dc:date>
            </office:change-info>
          </text:insertion>
        </text:changed-region>
        <text:changed-region xml:id="ct1736685036272" text:id="ct1736685036272">
          <text:insertion>
            <office:change-info>
              <dc:creator>Michael Roeschter</dc:creator>
              <dc:date>2019-03-09T15:32:24</dc:date>
            </office:change-info>
          </text:insertion>
        </text:changed-region>
        <text:changed-region xml:id="ct1736685028832" text:id="ct1736685028832">
          <text:insertion>
            <office:change-info>
              <dc:creator>Michael Roeschter</dc:creator>
              <dc:date>2019-03-09T15:33:01</dc:date>
            </office:change-info>
          </text:insertion>
        </text:changed-region>
        <text:changed-region xml:id="ct1736685036512" text:id="ct1736685036512">
          <text:insertion>
            <office:change-info>
              <dc:creator>Michael Roeschter</dc:creator>
              <dc:date>2019-03-09T15:34:00</dc:date>
            </office:change-info>
          </text:insertion>
        </text:changed-region>
        <text:changed-region xml:id="ct1736685036752" text:id="ct1736685036752">
          <text:insertion>
            <office:change-info>
              <dc:creator>Michael Roeschter</dc:creator>
              <dc:date>2019-03-09T15:30:59</dc:date>
            </office:change-info>
          </text:insertion>
        </text:changed-region>
        <text:changed-region xml:id="ct1736685044672" text:id="ct1736685044672">
          <text:deletion>
            <office:change-info>
              <dc:creator>Michael Roeschter</dc:creator>
              <dc:date>2019-03-09T15:30:40</dc:date>
            </office:change-info>
            <text:p text:style-name="P105">up <text:span text:style-name="T53">for messages </text:span>in an journal <text:span text:style-name="T53">like behavior</text:span>. to not just get a stream of data but also to look</text:p>
            <text:p text:style-name="P105">In addition to that the system should also support some kind of journaling<text:span text:style-name="T60"> PushStream. I also want to get informed about connection errors of the channel. As receiver I want to have the possibility to get context/meta-information from the message.</text:span></text:p>
            <text:p text:style-name="P105"><text:span text:style-name="T61">It should be possible to directly inject a PushStream as service for a messaging configuration for a pre-defined channel.</text:span></text:p>
          </text:deletion>
        </text:changed-region>
        <text:changed-region xml:id="ct1736685030272" text:id="ct1736685030272">
          <text:deletion>
            <office:change-info>
              <dc:creator>David Bosschaert</dc:creator>
              <dc:date>2019-01-31T12:22:19</dc:date>
            </office:change-info>
            <text:p text:style-name="P105"><text:span text:style-name="T61">s</text:span></text:p>
          </text:deletion>
        </text:changed-region>
        <text:changed-region xml:id="ct1736685030032" text:id="ct1736685030032">
          <text:deletion>
            <office:change-info>
              <dc:creator>Michael Roeschter</dc:creator>
              <dc:date>2019-03-09T15:30:40</dc:date>
            </office:change-info>
            <text:p text:style-name="P105"><text:span text:style-name="T61">afrom As a recipient I want to receive messages </text:span></text:p>
          </text:deletion>
        </text:changed-region>
        <text:changed-region xml:id="ct1736685041552" text:id="ct1736685041552">
          <text:insertion>
            <office:change-info>
              <dc:creator>Michael Roeschter</dc:creator>
              <dc:date>2019-03-09T15:30:50</dc:date>
            </office:change-info>
          </text:insertion>
        </text:changed-region>
        <text:changed-region xml:id="ct1736685039392" text:id="ct1736685039392">
          <text:insertion>
            <office:change-info>
              <dc:creator>Mark Hoffmann</dc:creator>
              <dc:date>2019-02-13T18:10:08</dc:date>
            </office:change-info>
          </text:insertion>
        </text:changed-region>
        <text:changed-region xml:id="ct1736685051392" text:id="ct1736685051392">
          <text:deletion>
            <office:change-info>
              <dc:creator>Mark Hoffmann</dc:creator>
              <dc:date>2019-02-13T18:10:19</dc:date>
            </office:change-info>
            <text:h text:style-name="Heading_20_2" text:outline-level="2"><text:span text:style-name="T16">PC over </text:span></text:h>
          </text:deletion>
        </text:changed-region>
        <text:changed-region xml:id="ct1736685051152" text:id="ct1736685051152">
          <text:insertion>
            <office:change-info>
              <dc:creator>Michael Roeschter</dc:creator>
              <dc:date>2019-03-09T15:45:13</dc:date>
            </office:change-info>
          </text:insertion>
        </text:changed-region>
        <text:changed-region xml:id="ct1736685040832" text:id="ct1736685040832">
          <text:insertion>
            <office:change-info>
              <dc:creator>Michael Roeschter</dc:creator>
              <dc:date>2019-03-09T15:49:47</dc:date>
            </office:change-info>
          </text:insertion>
        </text:changed-region>
        <text:changed-region xml:id="ct1736685038672" text:id="ct1736685038672">
          <text:insertion>
            <office:change-info>
              <dc:creator>Michael Roeschter</dc:creator>
              <dc:date>2019-03-09T15:50:01</dc:date>
            </office:change-info>
          </text:insertion>
        </text:changed-region>
        <text:changed-region xml:id="ct1736685041072" text:id="ct1736685041072">
          <text:insertion>
            <office:change-info>
              <dc:creator>Michael Roeschter</dc:creator>
              <dc:date>2019-03-09T15:45:13</dc:date>
            </office:change-info>
          </text:insertion>
        </text:changed-region>
        <text:changed-region xml:id="ct1736685051872" text:id="ct1736685051872">
          <text:deletion>
            <office:change-info>
              <dc:creator>Michael Roeschter</dc:creator>
              <dc:date>2019-03-09T15:41:09</dc:date>
            </office:change-info>
            <text:p text:style-name="P13">alls over messaging, as far as the implementation supports this intent. As I don’t <text:span text:style-name="T20">necessarily</text:span> want to take care about a correlation and eventually generation of a return-location for the response. </text:p>
          </text:deletion>
        </text:changed-region>
        <text:changed-region xml:id="ct1736685041792" text:id="ct1736685041792">
          <text:deletion>
            <office:change-info>
              <dc:creator>Mark Hoffmann</dc:creator>
              <dc:date>2019-02-13T18:10:37</dc:date>
            </office:change-info>
            <text:p text:style-name="P13">PC c</text:p>
          </text:deletion>
        </text:changed-region>
        <text:changed-region xml:id="ct1736685051632" text:id="ct1736685051632">
          <text:deletion>
            <office:change-info>
              <dc:creator>Michael Roeschter</dc:creator>
              <dc:date>2019-03-09T15:41:09</dc:date>
            </office:change-info>
            <text:p text:style-name="P13"><text:span text:style-name="T16">eply-To </text:span>I want to use R</text:p>
          </text:deletion>
        </text:changed-region>
        <text:changed-region xml:id="ct1736685045872" text:id="ct1736685045872">
          <text:deletion>
            <office:change-info>
              <dc:creator>Michael Roeschter</dc:creator>
              <dc:date>2019-03-09T15:44:08</dc:date>
            </office:change-info>
            <text:p text:style-name="P14">call receiver (publish on subscribe). Both are expected to be in an asynchronous way.</text:p>
          </text:deletion>
        </text:changed-region>
        <text:changed-region xml:id="ct1736685049712" text:id="ct1736685049712">
          <text:deletion>
            <office:change-info>
              <dc:creator>Mark Hoffmann</dc:creator>
              <dc:date>2019-02-13T18:11:37</dc:date>
            </office:change-info>
            <text:p text:style-name="P14">PC </text:p>
          </text:deletion>
        </text:changed-region>
        <text:changed-region xml:id="ct1736685045632" text:id="ct1736685045632">
          <text:deletion>
            <office:change-info>
              <dc:creator>Michael Roeschter</dc:creator>
              <dc:date>2019-03-09T15:44:08</dc:date>
            </office:change-info>
            <text:p text:style-name="P14"><text:span text:style-name="T16">eply-To</text:span> (publish and subscribe) as well as when the current endpoint acts a R</text:p>
          </text:deletion>
        </text:changed-region>
        <text:changed-region xml:id="ct1736685038432" text:id="ct1736685038432">
          <text:deletion>
            <office:change-info>
              <dc:creator>Mark Hoffmann</dc:creator>
              <dc:date>2019-02-13T18:11:29</dc:date>
            </office:change-info>
            <text:p text:style-name="P14">RPC caller</text:p>
          </text:deletion>
        </text:changed-region>
        <text:changed-region xml:id="ct1736685048032" text:id="ct1736685048032">
          <text:deletion>
            <office:change-info>
              <dc:creator>Michael Roeschter</dc:creator>
              <dc:date>2019-03-09T15:44:08</dc:date>
            </office:change-info>
            <text:p text:style-name="P14"><text:span text:style-name="T16">enderReply-to s</text:span>The implementation should take care about the use-case when an endpoint acts as </text:p>
          </text:deletion>
        </text:changed-region>
        <text:changed-region xml:id="ct1736685046112" text:id="ct1736685046112">
          <text:insertion>
            <office:change-info>
              <dc:creator>Michael Roeschter</dc:creator>
              <dc:date>2019-03-09T15:44:14</dc:date>
            </office:change-info>
          </text:insertion>
        </text:changed-region>
        <text:changed-region xml:id="ct1736685048272" text:id="ct1736685048272">
          <text:deletion>
            <office:change-info>
              <dc:creator>Michael Roeschter</dc:creator>
              <dc:date>2019-03-09T15:54:11</dc:date>
            </office:change-info>
            <text:p text:style-name="P61"><text:span text:style-name="T72">Acknowledge Filtering</text:span></text:p>
          </text:deletion>
        </text:changed-region>
        <text:changed-region xml:id="ct1736883651184" text:id="ct1736883651184">
          <text:insertion>
            <office:change-info>
              <dc:creator>Michael Roeschter</dc:creator>
              <dc:date>2019-03-22T19:05:13</dc:date>
            </office:change-info>
          </text:insertion>
        </text:changed-region>
        <text:changed-region xml:id="ct1736685047072" text:id="ct1736685047072">
          <text:insertion>
            <office:change-info>
              <dc:creator>Michael Roeschter</dc:creator>
              <dc:date>2019-03-09T15:54:11</dc:date>
            </office:change-info>
          </text:insertion>
        </text:changed-region>
        <text:changed-region xml:id="ct1736685042992" text:id="ct1736685042992">
          <text:insertion>
            <office:change-info>
              <dc:creator>Michael Roeschter</dc:creator>
              <dc:date>2019-03-09T15:57:27</dc:date>
            </office:change-info>
          </text:insertion>
        </text:changed-region>
        <text:changed-region xml:id="ct1736685044912" text:id="ct1736685044912">
          <text:insertion>
            <office:change-info>
              <dc:creator>Michael Roeschter</dc:creator>
              <dc:date>2019-03-09T15:58:00</dc:date>
            </office:change-info>
          </text:insertion>
        </text:changed-region>
        <text:changed-region xml:id="ct1736685050192" text:id="ct1736685050192">
          <text:insertion>
            <office:change-info>
              <dc:creator>Michael Roeschter</dc:creator>
              <dc:date>2019-03-09T15:59:09</dc:date>
            </office:change-info>
          </text:insertion>
        </text:changed-region>
        <text:changed-region xml:id="ct1736685046352" text:id="ct1736685046352">
          <text:insertion>
            <office:change-info>
              <dc:creator>Michael Roeschter</dc:creator>
              <dc:date>2019-03-09T16:00:00</dc:date>
            </office:change-info>
          </text:insertion>
        </text:changed-region>
        <text:changed-region xml:id="ct1736685049952" text:id="ct1736685049952">
          <text:insertion>
            <office:change-info>
              <dc:creator>Michael Roeschter</dc:creator>
              <dc:date>2019-03-09T16:01:00</dc:date>
            </office:change-info>
          </text:insertion>
        </text:changed-region>
        <text:changed-region xml:id="ct1736685049472" text:id="ct1736685049472">
          <text:insertion>
            <office:change-info>
              <dc:creator>Michael Roeschter</dc:creator>
              <dc:date>2019-03-09T16:02:00</dc:date>
            </office:change-info>
          </text:insertion>
        </text:changed-region>
        <text:changed-region xml:id="ct1736685048752" text:id="ct1736685048752">
          <text:insertion>
            <office:change-info>
              <dc:creator>Michael Roeschter</dc:creator>
              <dc:date>2019-03-09T16:03:02</dc:date>
            </office:change-info>
          </text:insertion>
        </text:changed-region>
        <text:changed-region xml:id="ct1736685045152" text:id="ct1736685045152">
          <text:insertion>
            <office:change-info>
              <dc:creator>Michael Roeschter</dc:creator>
              <dc:date>2019-03-09T15:54:11</dc:date>
            </office:change-info>
          </text:insertion>
        </text:changed-region>
        <text:changed-region xml:id="ct1736685044192" text:id="ct1736685044192">
          <text:deletion>
            <office:change-info>
              <dc:creator>Michael Roeschter</dc:creator>
              <dc:date>2019-03-09T15:56:27</dc:date>
            </office:change-info>
            <text:p text:style-name="P27"><text:span text:style-name="T49">, uses an auto-acknowledge, which acknowledges a message after it was sent. This increases the throughput of a system, but is considered as unsafe. Because of that, </text:span>it may be <text:span text:style-name="T50">necessary</text:span>, that messages needs to be acknowledged or rejected <text:span text:style-name="T49">manually</text:span>. It is expected that there are various implementations to handle this in its protocols <text:span text:style-name="T50">and clients</text:span>. <text:span text:style-name="T49">sThe send-and-forget principle, in many implementation</text:span></text:p>
          </text:deletion>
        </text:changed-region>
        <text:changed-region xml:id="ct1736685042752" text:id="ct1736685042752">
          <text:insertion>
            <office:change-info>
              <dc:creator>Michael Roeschter</dc:creator>
              <dc:date>2019-03-09T15:53:42</dc:date>
            </office:change-info>
          </text:insertion>
        </text:changed-region>
        <text:changed-region xml:id="ct1736685048992" text:id="ct1736685048992">
          <text:insertion>
            <office:change-info>
              <dc:creator>Michael Roeschter</dc:creator>
              <dc:date>2019-03-09T16:31:34</dc:date>
            </office:change-info>
          </text:insertion>
        </text:changed-region>
        <text:changed-region xml:id="ct1736685045392" text:id="ct1736685045392">
          <text:insertion>
            <office:change-info>
              <dc:creator>Michael Roeschter</dc:creator>
              <dc:date>2019-03-09T16:08:38</dc:date>
            </office:change-info>
          </text:insertion>
        </text:changed-region>
        <text:changed-region xml:id="ct1736685047552" text:id="ct1736685047552">
          <text:insertion>
            <office:change-info>
              <dc:creator>Michael Roeschter</dc:creator>
              <dc:date>2019-03-09T16:08:30</dc:date>
            </office:change-info>
          </text:insertion>
        </text:changed-region>
        <text:changed-region xml:id="ct1736685046592" text:id="ct1736685046592">
          <text:deletion>
            <office:change-info>
              <dc:creator>Mark Hoffmann</dc:creator>
              <dc:date>2019-02-18T11:37:38</dc:date>
            </office:change-info>
            <text:list xml:id="list401890413" text:style-name="L1">
              <text:list-item>
                <text:p text:style-name="P76">MSG020 – The solution MUST support peer-to-peer as well as broker based messaging systems</text:p>
              </text:list-item>
            </text:list>
          </text:deletion>
        </text:changed-region>
        <text:changed-region xml:id="ct1736685049232" text:id="ct1736685049232">
          <text:insertion>
            <office:change-info>
              <dc:creator>Michael Roeschter</dc:creator>
              <dc:date>2019-03-09T16:09:12</dc:date>
            </office:change-info>
          </text:insertion>
        </text:changed-region>
        <text:changed-region xml:id="ct1736685048512" text:id="ct1736685048512">
          <text:deletion>
            <office:change-info>
              <dc:creator>Mark Hoffmann</dc:creator>
              <dc:date>2019-02-18T11:35:19</dc:date>
            </office:change-info>
            <text:p text:style-name="P99">driver</text:p>
          </text:deletion>
        </text:changed-region>
        <text:changed-region xml:id="ct1736685042272" text:id="ct1736685042272">
          <text:insertion>
            <office:change-info>
              <dc:creator>Mark Hoffmann</dc:creator>
              <dc:date>2019-02-18T11:35:19</dc:date>
            </office:change-info>
          </text:insertion>
        </text:changed-region>
        <text:changed-region xml:id="ct1736685038912" text:id="ct1736685038912">
          <text:insertion>
            <office:change-info>
              <dc:creator>Mark Hoffmann</dc:creator>
              <dc:date>2019-02-13T18:11:50</dc:date>
            </office:change-info>
          </text:insertion>
        </text:changed-region>
        <text:changed-region xml:id="ct1736685046832" text:id="ct1736685046832">
          <text:insertion>
            <office:change-info>
              <dc:creator>Mark Hoffmann</dc:creator>
              <dc:date>2019-02-13T18:12:02</dc:date>
            </office:change-info>
          </text:insertion>
        </text:changed-region>
        <text:changed-region xml:id="ct1736685050672" text:id="ct1736685050672">
          <text:insertion>
            <office:change-info>
              <dc:creator>Michael Roeschter</dc:creator>
              <dc:date>2019-03-09T16:33:07</dc:date>
            </office:change-info>
          </text:insertion>
        </text:changed-region>
        <text:changed-region xml:id="ct1736685047312" text:id="ct1736685047312">
          <text:insertion>
            <office:change-info>
              <dc:creator>Michael Roeschter</dc:creator>
              <dc:date>2019-03-09T16:34:12</dc:date>
            </office:change-info>
          </text:insertion>
        </text:changed-region>
        <text:changed-region xml:id="ct1736685047792" text:id="ct1736685047792">
          <text:insertion>
            <office:change-info>
              <dc:creator>Michael Roeschter</dc:creator>
              <dc:date>2019-03-09T16:35:01</dc:date>
            </office:change-info>
          </text:insertion>
        </text:changed-region>
        <text:changed-region xml:id="ct1736685052112" text:id="ct1736685052112">
          <text:insertion>
            <office:change-info>
              <dc:creator>Michael Roeschter</dc:creator>
              <dc:date>2019-03-09T16:36:25</dc:date>
            </office:change-info>
          </text:insertion>
        </text:changed-region>
        <text:changed-region xml:id="ct1736685040112" text:id="ct1736685040112">
          <text:insertion>
            <office:change-info>
              <dc:creator>Michael Roeschter</dc:creator>
              <dc:date>2019-03-09T16:35:01</dc:date>
            </office:change-info>
          </text:insertion>
        </text:changed-region>
        <text:changed-region xml:id="ct1736685052352" text:id="ct1736685052352">
          <text:deletion>
            <office:change-info>
              <dc:creator>Mark Hoffmann</dc:creator>
              <dc:date>2019-02-18T12:32:22</dc:date>
            </office:change-info>
            <text:p text:style-name="P102"><text:span text:style-name="T17">remote recipients</text:span></text:p>
          </text:deletion>
        </text:changed-region>
        <text:changed-region xml:id="ct1736685039152" text:id="ct1736685039152">
          <text:insertion>
            <office:change-info>
              <dc:creator>Mark Hoffmann</dc:creator>
              <dc:date>2019-02-18T12:32:22</dc:date>
            </office:change-info>
          </text:insertion>
        </text:changed-region>
        <text:changed-region xml:id="ct1736685052832" text:id="ct1736685052832">
          <text:deletion>
            <office:change-info>
              <dc:creator>Mark Hoffmann</dc:creator>
              <dc:date>2019-02-18T11:40:27</dc:date>
            </office:change-info>
            <text:p text:style-name="P23">guaranteed delivery / </text:p>
          </text:deletion>
        </text:changed-region>
        <text:changed-region xml:id="ct1736685043472" text:id="ct1736685043472">
          <text:insertion>
            <office:change-info>
              <dc:creator>Mark Hoffmann</dc:creator>
              <dc:date>2019-02-18T11:39:55</dc:date>
            </office:change-info>
          </text:insertion>
        </text:changed-region>
        <text:changed-region xml:id="ct1736685037712" text:id="ct1736685037712">
          <text:insertion>
            <office:change-info>
              <dc:creator>Mark Hoffmann</dc:creator>
              <dc:date>2019-02-18T11:40:00</dc:date>
            </office:change-info>
          </text:insertion>
        </text:changed-region>
        <text:changed-region xml:id="ct1736685038192" text:id="ct1736685038192">
          <text:insertion>
            <office:change-info>
              <dc:creator>Mark Hoffmann</dc:creator>
              <dc:date>2019-02-13T18:12:34</dc:date>
            </office:change-info>
          </text:insertion>
        </text:changed-region>
        <text:changed-region xml:id="ct1736685043712" text:id="ct1736685043712">
          <text:deletion>
            <office:change-info>
              <dc:creator>Mark Hoffmann</dc:creator>
              <dc:date>2019-02-13T18:12:37</dc:date>
            </office:change-info>
            <text:p text:style-name="P99"><text:span text:style-name="T18">PC</text:span></text:p>
          </text:deletion>
        </text:changed-region>
        <text:changed-region xml:id="ct1736685040352" text:id="ct1736685040352">
          <text:insertion>
            <office:change-info>
              <dc:creator>Mark Hoffmann</dc:creator>
              <dc:date>2019-02-13T18:12:41</dc:date>
            </office:change-info>
          </text:insertion>
        </text:changed-region>
        <text:changed-region xml:id="ct1736685043952" text:id="ct1736685043952">
          <text:deletion>
            <office:change-info>
              <dc:creator>Mark Hoffmann</dc:creator>
              <dc:date>2019-02-13T18:12:46</dc:date>
            </office:change-info>
            <text:p text:style-name="P99"><text:span text:style-name="T18"><text:s/>over messaging</text:span></text:p>
          </text:deletion>
        </text:changed-region>
        <text:changed-region xml:id="ct1736685040592" text:id="ct1736685040592">
          <text:insertion>
            <office:change-info>
              <dc:creator>Mark Hoffmann</dc:creator>
              <dc:date>2019-02-13T18:12:55</dc:date>
            </office:change-info>
          </text:insertion>
        </text:changed-region>
        <text:changed-region xml:id="ct1736685042032" text:id="ct1736685042032">
          <text:deletion>
            <office:change-info>
              <dc:creator>Mark Hoffmann</dc:creator>
              <dc:date>2019-02-13T18:12:58</dc:date>
            </office:change-info>
            <text:p text:style-name="P99"><text:span text:style-name="T18">PC</text:span></text:p>
          </text:deletion>
        </text:changed-region>
        <text:changed-region xml:id="ct1736685056672" text:id="ct1736685056672">
          <text:insertion>
            <office:change-info>
              <dc:creator>Mark Hoffmann</dc:creator>
              <dc:date>2019-02-18T12:29:54</dc:date>
            </office:change-info>
          </text:insertion>
        </text:changed-region>
        <text:changed-region xml:id="ct1736685067472" text:id="ct1736685067472">
          <text:insertion>
            <office:change-info>
              <dc:creator>Mark Hoffmann</dc:creator>
              <dc:date>2019-02-18T12:30:25</dc:date>
            </office:change-info>
          </text:insertion>
        </text:changed-region>
        <text:changed-region xml:id="ct1736685065312" text:id="ct1736685065312">
          <text:insertion>
            <office:change-info>
              <dc:creator>Mark Hoffmann</dc:creator>
              <dc:date>2019-02-18T12:31:03</dc:date>
            </office:change-info>
          </text:insertion>
        </text:changed-region>
        <text:changed-region xml:id="ct1736685067712" text:id="ct1736685067712">
          <text:insertion>
            <office:change-info>
              <dc:creator>Mark Hoffmann</dc:creator>
              <dc:date>2019-02-18T12:30:25</dc:date>
            </office:change-info>
          </text:insertion>
        </text:changed-region>
        <text:changed-region xml:id="ct1736685060992" text:id="ct1736685060992">
          <text:insertion>
            <office:change-info>
              <dc:creator>Mark Hoffmann</dc:creator>
              <dc:date>2019-02-18T12:31:02</dc:date>
            </office:change-info>
          </text:insertion>
        </text:changed-region>
        <text:changed-region xml:id="ct1736685059312" text:id="ct1736685059312">
          <text:deletion>
            <office:change-info>
              <dc:creator>Mark Hoffmann</dc:creator>
              <dc:date>2019-02-18T11:47:56</dc:date>
            </office:change-info>
            <text:list xml:id="list1543043219" text:style-name="L2">
              <text:list-item>
                <text:p text:style-name="P82">MSG1<text:span text:style-name="T19">8</text:span>0 – The solution MAY define a last-will message handling, when the channel was disconnected from participants</text:p>
              </text:list-item>
            </text:list>
          </text:deletion>
        </text:changed-region>
        <text:changed-region xml:id="ct1736685059552" text:id="ct1736685059552">
          <text:deletion>
            <office:change-info>
              <dc:creator>David Bosschaert</dc:creator>
              <dc:date>2019-01-31T12:23:19</dc:date>
            </office:change-info>
            <text:p text:style-name="P99"><text:span text:style-name="T20">a </text:span></text:p>
          </text:deletion>
        </text:changed-region>
        <text:changed-region xml:id="ct1736685059792" text:id="ct1736685059792">
          <text:deletion>
            <office:change-info>
              <dc:creator>Mark Hoffmann</dc:creator>
              <dc:date>2019-02-18T11:54:25</dc:date>
            </office:change-info>
            <text:p text:style-name="P99"><text:span text:style-name="T20">re</text:span></text:p>
          </text:deletion>
        </text:changed-region>
        <text:changed-region xml:id="ct1736685060032" text:id="ct1736685060032">
          <text:insertion>
            <office:change-info>
              <dc:creator>David Bosschaert</dc:creator>
              <dc:date>2019-01-31T12:23:15</dc:date>
            </office:change-info>
          </text:insertion>
        </text:changed-region>
        <text:changed-region xml:id="ct1736685060272" text:id="ct1736685060272">
          <text:insertion>
            <office:change-info>
              <dc:creator>Mark Hoffmann</dc:creator>
              <dc:date>2019-02-18T11:54:29</dc:date>
            </office:change-info>
          </text:insertion>
        </text:changed-region>
        <text:changed-region xml:id="ct1736685058112" text:id="ct1736685058112">
          <text:deletion>
            <office:change-info>
              <dc:creator>Mark Hoffmann</dc:creator>
              <dc:date>2019-02-18T11:53:49</dc:date>
            </office:change-info>
            <text:p text:style-name="P99"><text:span text:style-name="T20">handling</text:span></text:p>
          </text:deletion>
        </text:changed-region>
        <text:changed-region xml:id="ct1736685060512" text:id="ct1736685060512">
          <text:insertion>
            <office:change-info>
              <dc:creator>Mark Hoffmann</dc:creator>
              <dc:date>2019-02-18T12:05:50</dc:date>
            </office:change-info>
          </text:insertion>
        </text:changed-region>
        <text:changed-region xml:id="ct1736685054992" text:id="ct1736685054992">
          <text:deletion>
            <office:change-info>
              <dc:creator>Mark Hoffmann</dc:creator>
              <dc:date>2019-02-18T12:06:01</dc:date>
            </office:change-info>
            <text:p text:style-name="P99"><text:span text:style-name="T20">, when a channel was disconnected from participants</text:span></text:p>
          </text:deletion>
        </text:changed-region>
        <text:changed-region xml:id="ct1736685061952" text:id="ct1736685061952">
          <text:insertion>
            <office:change-info>
              <dc:creator>Mark Hoffmann</dc:creator>
              <dc:date>2019-02-18T12:14:30</dc:date>
            </office:change-info>
          </text:insertion>
        </text:changed-region>
        <text:changed-region xml:id="ct1736685060752" text:id="ct1736685060752">
          <text:deletion>
            <office:change-info>
              <dc:creator>Mark Hoffmann</dc:creator>
              <dc:date>2019-02-18T12:14:48</dc:date>
            </office:change-info>
            <text:p text:style-name="P79"><text:span text:style-name="T28">. So messages MUST NOT be restricted to a certain content-format</text:span><office:annotation><dc:creator>David Bosschaert</dc:creator><dc:date>2019-01-31T12:24:03.215971730</dc:date><loext:sender-initials>DB</loext:sender-initials><text:p text:style-name="P122"><text:span text:style-name="T74">I think implementations should be allowed to do this, although we might specify a portable protocol.</text:span></text:p></office:annotation>sent i<text:span text:style-name="T29">n a programming language and protocol agnostic way</text:span></text:p>
          </text:deletion>
        </text:changed-region>
        <text:changed-region xml:id="ct1736685061232" text:id="ct1736685061232">
          <text:insertion>
            <office:change-info>
              <dc:creator>Mark Hoffmann</dc:creator>
              <dc:date>2019-02-18T12:16:04</dc:date>
            </office:change-info>
          </text:insertion>
        </text:changed-region>
        <text:changed-region xml:id="ct1736685065552" text:id="ct1736685065552">
          <text:deletion>
            <office:change-info>
              <dc:creator>Mark Hoffmann</dc:creator>
              <dc:date>2019-02-18T12:16:09</dc:date>
            </office:change-info>
            <text:list xml:id="list2482521737" text:style-name="L3">
              <text:list-item>
                <text:p text:style-name="P88"/>
              </text:list-item>
              <text:list-item>
                <text:p text:style-name="P88"/>
              </text:list-item>
            </text:list>
          </text:deletion>
        </text:changed-region>
        <text:changed-region xml:id="ct1736685061472" text:id="ct1736685061472">
          <text:deletion>
            <office:change-info>
              <dc:creator>Michael Roeschter</dc:creator>
              <dc:date>2019-03-09T16:11:50</dc:date>
            </office:change-info>
            <text:p text:style-name="P89"><text:span text:style-name="T46">MAY</text:span></text:p>
          </text:deletion>
        </text:changed-region>
        <text:changed-region xml:id="ct1736685062192" text:id="ct1736685062192">
          <text:insertion>
            <office:change-info>
              <dc:creator>Michael Roeschter</dc:creator>
              <dc:date>2019-03-09T16:11:50</dc:date>
            </office:change-info>
          </text:insertion>
        </text:changed-region>
        <text:changed-region xml:id="ct1736685061712" text:id="ct1736685061712">
          <text:insertion>
            <office:change-info>
              <dc:creator>Mark Hoffmann</dc:creator>
              <dc:date>2019-02-18T12:17:44</dc:date>
            </office:change-info>
          </text:insertion>
        </text:changed-region>
        <text:changed-region xml:id="ct1736685067952" text:id="ct1736685067952">
          <text:insertion>
            <office:change-info>
              <dc:creator>Michael Roeschter</dc:creator>
              <dc:date>2019-03-09T16:11:58</dc:date>
            </office:change-info>
          </text:insertion>
        </text:changed-region>
        <text:changed-region xml:id="ct1736685053792" text:id="ct1736685053792">
          <text:insertion>
            <office:change-info>
              <dc:creator>Michael Roeschter</dc:creator>
              <dc:date>2019-03-09T16:12:00</dc:date>
            </office:change-info>
          </text:insertion>
        </text:changed-region>
        <text:changed-region xml:id="ct1736685062672" text:id="ct1736685062672">
          <text:insertion>
            <office:change-info>
              <dc:creator>Mark Hoffmann</dc:creator>
              <dc:date>2019-02-13T18:14:13</dc:date>
            </office:change-info>
          </text:insertion>
        </text:changed-region>
        <text:changed-region xml:id="ct1736685063632" text:id="ct1736685063632">
          <text:insertion>
            <office:change-info>
              <dc:creator>Mark Hoffmann</dc:creator>
              <dc:date>2019-02-13T18:18:22</dc:date>
            </office:change-info>
          </text:insertion>
        </text:changed-region>
        <text:changed-region xml:id="ct1736685063152" text:id="ct1736685063152">
          <text:insertion>
            <office:change-info>
              <dc:creator>Mark Hoffmann</dc:creator>
              <dc:date>2019-02-18T12:38:32</dc:date>
            </office:change-info>
          </text:insertion>
        </text:changed-region>
        <text:changed-region xml:id="ct1736685057872" text:id="ct1736685057872">
          <text:deletion>
            <office:change-info>
              <dc:creator>Michael Roeschter</dc:creator>
              <dc:date>2019-03-09T16:12:51</dc:date>
            </office:change-info>
            <text:p text:style-name="P87">MUST</text:p>
          </text:deletion>
        </text:changed-region>
        <text:changed-region xml:id="ct1736685056192" text:id="ct1736685056192">
          <text:insertion>
            <office:change-info>
              <dc:creator>Michael Roeschter</dc:creator>
              <dc:date>2019-03-09T16:12:51</dc:date>
            </office:change-info>
          </text:insertion>
        </text:changed-region>
        <text:changed-region xml:id="ct1736685054512" text:id="ct1736685054512">
          <text:insertion>
            <office:change-info>
              <dc:creator>Mark Hoffmann</dc:creator>
              <dc:date>2019-02-18T12:38:32</dc:date>
            </office:change-info>
          </text:insertion>
        </text:changed-region>
        <text:changed-region xml:id="ct1736685064592" text:id="ct1736685064592">
          <text:insertion>
            <office:change-info>
              <dc:creator>Michael Roeschter</dc:creator>
              <dc:date>2019-03-09T16:12:57</dc:date>
            </office:change-info>
          </text:insertion>
        </text:changed-region>
        <text:changed-region xml:id="ct1736685062432" text:id="ct1736685062432">
          <text:deletion>
            <office:change-info>
              <dc:creator>Mark Hoffmann</dc:creator>
              <dc:date>2019-02-18T12:24:49</dc:date>
            </office:change-info>
            <text:list xml:id="list4240559663" text:style-name="L4">
              <text:list-item>
                <text:p text:style-name="P73">MSG300 – The solution SHOULD provide a bridge from a channel to Event Admin topics, <text:span text:style-name="T30">to send or receive even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 draw:name="graphics1" text:anchor-type="paragraph" svg:width="17.78cm" svg:height="7.893cm" draw:z-index="0"><draw:image xlink:href="Pictures/1000020100000427000001D8AF6123EF854911E1.png" xlink:type="simple" xlink:show="embed" xlink:actuate="onLoad" loext:mime-type="image/png"/></draw:frame></text:p>
      <text:p text:style-name="Document_20_Title"><text:user-defined style:data-style-name="N0" text:name="RFP Title">RFP-192-Messaging</text:user-defined></text:p>
      <text:p text:style-name="Document_20_Title"><text:span text:style-name="T37">Final<text:line-break/><text:line-break/></text:span><text:span text:style-name="T37"><text:page-count style:num-format="1">10</text:page-count></text:span><text:span text:style-name="T37"> Pages</text:span></text:p>
      <text:p text:style-name="P35">Abstract</text:p>
      <text:p text:style-name="P34">Asynchronous communication is an <text:span text:style-name="T47">important</text:span> factor in today's business applications. Especially in the IoT domain but also for distributed infrastructures the communication over publish/subscribe protocols are common mechanisms. <text:span text:style-name="T47">Whereas</text:span> the existing OSGi Event Admin specification already <text:span text:style-name="T47">describes</text:span> an asynchronous e<text:span text:style-name="T39">v</text:span>ent model within an OSGi framework, this RFP addresses the interaction of an OSGi environment with third-party communication protocols using a common interface.</text:p>
      <text:h text:style-name="P64" text:outline-level="1" text:restart-numbering="true" text:start-value="-1">Document Information</text:h>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3">0 <text:s/>Document Information<text:tab/>2</text:p>
          <text:p text:style-name="P116">0.1 <text:s/>Table of Contents<text:tab/>2</text:p>
          <text:p text:style-name="P116">0.2 <text:s/>Terminology and Document Conventions<text:tab/>3</text:p>
          <text:p text:style-name="P116">0.3 <text:s/>Revision History<text:tab/>3</text:p>
          <text:p text:style-name="P62">1 <text:s/>Introduction<text:tab/>3</text:p>
          <text:p text:style-name="P62">2 <text:s/>Application Domain<text:tab/>4</text:p>
          <text:p text:style-name="P116">2.1 <text:s/>Terminology + Abbreviations<text:tab/>5</text:p>
          <text:p text:style-name="P52">2.1.1 <text:s/>Message<text:tab/>5</text:p>
          <text:p text:style-name="P52">2.1.2 <text:s/>Channel<text:tab/>5</text:p>
          <text:p text:style-name="P52">2.1.3 <text:s/>Sender / Publisher<text:tab/>5</text:p>
          <text:p text:style-name="P52">2.1.4 <text:s/>Receiver / Subscriber<text:tab/>5</text:p>
          <text:p text:style-name="P52">2.1.5 <text:s/>Reply-To Messaging RPC<text:tab/>5</text:p>
          <text:p text:style-name="P62">3 <text:s/>Problem Description<text:tab/>6</text:p>
          <text:p text:style-name="P116">3.1 <text:s/>Intents<text:tab/>6</text:p>
          <text:p text:style-name="P62">4 <text:s/>Use Cases<text:tab/>6</text:p>
          <text:p text:style-name="P116">4.1 <text:s/>Message sending<text:tab/>6</text:p>
          <text:p text:style-name="P116">4.2 <text:s/>Receiving messages<text:tab/>7</text:p>
          <text:p text:style-name="P116">4.3 <text:s/>Reply-To PC over messaging<text:tab/>7</text:p>
          <text:p text:style-name="P116">4.4 <text:s/>Event Admin<text:tab/>8</text:p>
          <text:p text:style-name="P116">4.5 <text:s/>Intents<text:tab/>8</text:p>
          <text:p text:style-name="P62">5 <text:s/>Requirements<text:tab/>8</text:p>
          <text:p text:style-name="P52">5.1.1 <text:s/>General<text:tab/>8</text:p>
          <text:p text:style-name="P52">5.1.2 <text:s/>Channels<text:tab/>9</text:p>
          <text:p text:style-name="P52">5.1.3 <text:s/>Event Admin<text:tab/>10</text:p>
          <text:p text:style-name="P62">6 <text:s/>Document Support<text:tab/>10</text:p>
          <text:p text:style-name="P116">6.1 <text:s/>References<text:tab/>10</text:p>
          <text:p text:style-name="P116">6.2 <text:s/>Author’s Address<text:tab/>10</text:p>
          <text:p text:style-name="P116">6.3 <text:s/>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8">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43">Initial</text:p>
          </table:table-cell>
          <table:table-cell table:style-name="Table1.A1" office:value-type="string">
            <text:p text:style-name="P36">2<text:span text:style-name="T39">8</text:span>.<text:span text:style-name="T39">12</text:span>.2018</text:p>
          </table:table-cell>
          <table:table-cell table:style-name="Table1.C1" office:value-type="string">
            <text:p text:style-name="P37">Initial - <text:span text:style-name="T31">Mark Hoffmann</text:span></text:p>
          </table:table-cell>
        </table:table-row>
        <table:table-row table:style-name="Table1.2">
          <table:table-cell table:style-name="Table1.A3" office:value-type="string">
            <text:p text:style-name="P44"><text:change-start text:change-id="ct1736683131728"/>0.1<text:change-end text:change-id="ct1736683131728"/></text:p>
          </table:table-cell>
          <table:table-cell table:style-name="Table1.A3" office:value-type="string">
            <text:p text:style-name="P38"><text:change-start text:change-id="ct1736683139888"/>31.01.2019<text:change-end text:change-id="ct1736683139888"/></text:p>
          </table:table-cell>
          <table:table-cell table:style-name="Table1.C3" office:value-type="string">
            <text:p text:style-name="P38"><text:change-start text:change-id="ct1736683129328"/>David Bosschaert <text:change-end text:change-id="ct1736683129328"/><text:change-start text:change-id="ct1736683141808"/>– minor editorial changes and some comments<text:change-end text:change-id="ct1736683141808"/></text:p>
          </table:table-cell>
        </table:table-row>
        <table:table-row table:style-name="Table1.2">
          <table:table-cell table:style-name="Table1.A3" office:value-type="string">
            <text:p text:style-name="P45"><text:change-start text:change-id="ct1736683134368"/>0.2<text:change-end text:change-id="ct1736683134368"/></text:p>
          </table:table-cell>
          <table:table-cell table:style-name="Table1.A3" office:value-type="string">
            <text:p text:style-name="P39"><text:change-start text:change-id="ct1736683134608"/>13.02.2019<text:change-end text:change-id="ct1736683134608"/></text:p>
          </table:table-cell>
          <table:table-cell table:style-name="Table1.C3" office:value-type="string">
            <text:p text:style-name="P39"><text:change-start text:change-id="ct1736683131008"/>Mark Hoffmann – changed wording <text:change-end text:change-id="ct1736683131008"/><text:change-start text:change-id="ct1736683126928"/>for RPC and added some proposed use-cases<text:change-end text:change-id="ct1736683126928"/></text:p>
          </table:table-cell>
        </table:table-row>
        <table:table-row table:style-name="Table1.2">
          <table:table-cell table:style-name="Table1.A3" office:value-type="string">
            <text:p text:style-name="P46"><text:change-start text:change-id="ct1736683127168"/>0.3<text:change-end text:change-id="ct1736683127168"/></text:p>
          </table:table-cell>
          <table:table-cell table:style-name="Table1.A3" office:value-type="string">
            <text:p text:style-name="P40"><text:change-start text:change-id="ct1736683131248"/>19.02.2019<text:change-end text:change-id="ct1736683131248"/></text:p>
          </table:table-cell>
          <table:table-cell table:style-name="Table1.C3" office:value-type="string">
            <text:p text:style-name="P40"><text:change-start text:change-id="ct1736683129088"/>Mark Hoffmann <text:change-end text:change-id="ct1736683129088"/><text:change-start text:change-id="ct1736683140128"/>–<text:change-end text:change-id="ct1736683140128"/><text:change-start text:change-id="ct1736683129568"/> <text:change-end text:change-id="ct1736683129568"/><text:change-start text:change-id="ct1736683139408"/>comments from the F2F Berlin discussion<text:change-end text:change-id="ct1736683139408"/></text:p>
          </table:table-cell>
        </table:table-row>
        <table:table-row table:style-name="Table1.2">
          <table:table-cell table:style-name="Table1.A3" office:value-type="string">
            <text:p text:style-name="P47"><text:change-start text:change-id="ct1736683128608"/>0.4<text:change-end text:change-id="ct1736683128608"/></text:p>
          </table:table-cell>
          <table:table-cell table:style-name="Table1.A3" office:value-type="string">
            <text:p text:style-name="P41"><text:change-start text:change-id="ct1736683131488"/>13.03.2019<text:change-end text:change-id="ct1736683131488"/></text:p>
          </table:table-cell>
          <table:table-cell table:style-name="Table1.C3" office:value-type="string">
            <text:p text:style-name="P41"><text:change-start text:change-id="ct1736683127408"/>Michael Roeschter – reviewed, edited<text:change-end text:change-id="ct1736683127408"/><text:change-start text:change-id="ct1736683127648"/> for clarity with regard to design goals. The F2F in Berlin clarified the design goal to provide a simple interface to messaging systems, but not providing access to the full feature set of Enterprise class messaging solution (like MQ Series or TIBCO EMS) or massively scalable <text:change-end text:change-id="ct1736683127648"/><text:change-start text:change-id="ct1736683127888"/>solutions (like Kafka). <text:change-end text:change-id="ct1736683127888"/></text:p>
          </table:table-cell>
        </table:table-row>
      </table:table>
      <text:p text:style-name="Body"/>
      <text:h text:style-name="Heading_20_1" text:outline-level="1">Introduction</text:h>
      <text:p text:style-name="P3">In the past there <text:span text:style-name="T40">have already been </text:span>some efforts to bring asynchronous messaging into the OSGi <text:span text:style-name="T40">framework</text:span>. <text:span text:style-name="T40">There was the Distributed Eventing RFC-214 and the MQTT Adapter RFC-229. In addition to that there are further available specification like </text:span>OSGi RSA, Promises and PushStreams, that <text:span text:style-name="T40">focus on remote events, a</text:span>synchronous processing <text:span text:style-name="T40">and</text:span> <text:span text:style-name="T40">reactive </text:span>event handling. <text:span text:style-name="T42">Promises and PushStreams are optimal partners to deal with the asynchronous programming model, that comes with the messaging pattern.</text:span></text:p>
      <text:p text:style-name="P3"><text:change text:change-id="ct1736683139648"/><text:change-start text:change-id="ct1736683128368"/><text:span text:style-name="T57">B</text:span><text:change-end text:change-id="ct1736683128368"/><text:change text:change-id="ct1736683138208"/><text:span text:style-name="T57">ecause of the growing popularity of the IoT domain,</text:span> it is important to enable OSGi to be connected with the <text:change-start text:change-id="ct1736683131968"/><text:span text:style-name="T57">commonn services of the </text:span><text:change-end text:change-id="ct1736683131968"/>IoT world. <text:change text:change-id="ct1736683138448"/><text:change-start text:change-id="ct1736683134128"/><text:span text:style-name="T56">T</text:span><text:change-end text:change-id="ct1736683134128"/><text:change text:change-id="ct1736683129808"/><text:change-start text:change-id="ct1736683132688"/><text:span text:style-name="T56">his RFP is mean</text:span><text:change-end text:change-id="ct1736683132688"/><text:change-start text:change-id="ct1736683140368"/><text:span text:style-name="T56">t</text:span><text:change-end text:change-id="ct1736683140368"/><text:change-start text:change-id="ct1736683134848"/><text:span text:style-name="T56"> to provide an easy to</text:span><text:change-end text:change-id="ct1736683134848"/><text:change-start text:change-id="ct1736683140608"/><text:span text:style-name="T56"> use solution in OSGi, to </text:span><text:change-end text:change-id="ct1736683140608"/><text:change-start text:change-id="ct1736683128848"/><text:span text:style-name="T56">connect to and </text:span><text:change-end text:change-id="ct1736683128848"/><text:change-start text:change-id="ct1736683137248"/><text:span text:style-name="T56">work with messaging systems. It is not meant to </text:span><text:change-end text:change-id="ct1736683137248"/><text:change-start text:change-id="ct1736683137488"/><text:span text:style-name="T56">provide access to the full feature set and service guarantees of Enterprise class messaging solution like MQSeries or </text:span><text:change-end text:change-id="ct1736683137488"/><text:change-start text:change-id="ct1736683138688"/><text:span text:style-name="T56">TIBCO EMS or massively scalable solutions </text:span><text:soft-page-break/><text:span text:style-name="T56">like Kafka. Service guarantees and configuration details will be designed </text:span><text:change-end text:change-id="ct1736683138688"/><text:change-start text:change-id="ct1736683130048"/><text:span text:style-name="T56">as configuration hints. T</text:span><text:change-end text:change-id="ct1736683130048"/><text:change-start text:change-id="ct1736683140848"/><text:span text:style-name="T56">h</text:span><text:change-end text:change-id="ct1736683140848"/><text:change-start text:change-id="ct1736683132208"/><text:span text:style-name="T56">e implementation will be optional and depend on the binding. <text:s/></text:span><text:change-end text:change-id="ct1736683132208"/><text:change text:change-id="ct1736683130288"/><text:change-start text:change-id="ct1736683130528"/><text:span text:style-name="T56">.</text:span><text:change-end text:change-id="ct1736683130528"/></text:p>
      <text:p text:style-name="P2"><text:change text:change-id="ct1736683130768"/><text:change-start text:change-id="ct1736683133408"/><text:span text:style-name="T52">P</text:span><text:change-end text:change-id="ct1736683133408"/><text:change text:change-id="ct1736683133648"/>rotocols like AMQP, the Kafka Protocol or JMS are <text:change text:change-id="ct1736683133888"/><text:s/>heavily used in back-end infrastructures. <text:s/>This RF<text:change-start text:change-id="ct1736683135328"/><text:span text:style-name="T52">P</text:span><text:change-end text:change-id="ct1736683135328"/><text:change text:change-id="ct1736683136288"/> tries to <text:change text:change-id="ct1736683135088"/>address th<text:change-start text:change-id="ct1736683138928"/><text:span text:style-name="T58">e</text:span><text:change-end text:change-id="ct1736683138928"/><text:change text:change-id="ct1736683136768"/> use-case<text:change text:change-id="ct1736683135568"/> <text:change text:change-id="ct1736683137968"/><text:change-start text:change-id="ct1736683135808"/><text:s/><text:span text:style-name="T58">fo connecting to those protocols</text:span><text:change-end text:change-id="ct1736683135808"/><text:change-start text:change-id="ct1736683136048"/><text:span text:style-name="T58"> with a subset of their functionality.</text:span><text:change-end text:change-id="ct1736683136048"/><text:change text:change-id="ct1736683139168"/> <text:span text:style-name="T41">For a seamless use of OSGi as well in IoT infrastructures and cloud-infrastructures, it is important to provide an easy to use and also seamless integration of different communication protocols in OSGi. </text:span></text:p>
      <text:p text:style-name="P4">With the Event Admin specification, there is already an ease to use approach, for in-framework events. Distributed events often needs additional configuration parameters like quality of service, time-to-live or event strategies that needs to be <text:change text:change-id="ct1736683142528"/><text:change-start text:change-id="ct1736683146848"/><text:span text:style-name="T58">configured</text:span><text:change-end text:change-id="ct1736683146848"/> <text:change-start text:change-id="ct1736683143488"/><text:span text:style-name="T58">at connection time or set</text:span><text:change-end text:change-id="ct1736683143488"/><text:change-start text:change-id="ct1736683156448"/><text:span text:style-name="T58"> at message publication time. </text:span><text:change-end text:change-id="ct1736683156448"/><text:change text:change-id="ct1736683148288"/><text:s/><text:change text:change-id="ct1736683149488"/><text:change-start text:change-id="ct1736683151408"/><text:span text:style-name="T58">T</text:span><text:change-end text:change-id="ct1736683151408"/><text:change text:change-id="ct1736683152368"/>his RF<text:change-start text:change-id="ct1736683142288"/><text:span text:style-name="T52">P</text:span><text:change-end text:change-id="ct1736683142288"/><text:change text:change-id="ct1736683152608"/> is seen for standalone use but also as an extension to the Event Admin to provide the possibility for a Remote Event Admin. </text:p>
      <text:h text:style-name="Heading_20_1" text:outline-level="1">Application Domain</text:h>
      <text:p text:style-name="P21"><text:span text:style-name="T5">M</text:span><text:span text:style-name="T2">essaging is a pattern to reliably transport messages over a</text:span><text:change-start text:change-id="ct1736683148048"/><text:span text:style-name="T14">n</text:span><text:change-end text:change-id="ct1736683148048"/><text:span text:style-name="T2"> </text:span><text:span text:style-name="T7">inherent</text:span><text:span text:style-name="T2"> unreliable network </text:span><text:span text:style-name="T7">from a produce to one or more receivers</text:span><text:span text:style-name="T2">. </text:span><text:span text:style-name="T7">The process is to move messages from one system to another or many. The messaging system uses channels to do that. Because it is never clear, if the network is available or the receiver system, it is the task of the messaging system to handle that. </text:span></text:p>
      <text:p text:style-name="P18"><text:span text:style-name="T7">T</text:span><text:span text:style-name="T2">here are also different concepts in moving messages:</text:span></text:p>
      <text:list xml:id="list2835419596" text:style-name="L5">
        <text:list-item>
          <text:p text:style-name="P90"><office:annotation office:name="__Annotation__2463_2434718519"><dc:creator>David Bosschaert</dc:creator><dc:date>2019-01-31T12:18:45.718250240</dc:date><loext:sender-initials>DB</loext:sender-initials><text:p text:style-name="P122"><text:span text:style-name="T74">Maybe ‘Fire and Forget’ ?</text:span></text:p></office:annotation><text:span text:style-name="T8">Send and Forget</text:span><text:change-start text:change-id="ct1736683133168"/><office:annotation-end office:name="__Annotation__2463_2434718519"/><text:change-end text:change-id="ct1736683133168"/><text:change-start text:change-id="ct1736683156688"/><office:annotation><dc:creator>Mark Hoffmann</dc:creator><dc:date>2019-02-13T18:03:03.743431273</dc:date><loext:sender-initials>MH</loext:sender-initials><text:p text:style-name="P122"><text:span text:style-name="T75">Antwort auf David Bosschaert (31.01.2019, 12:18): "..."</text:span></text:p><text:p><text:span text:style-name="T76">I used the wording from the Enterprise Integration Pattern book</text:span></text:p></office:annotation><text:change-end text:change-id="ct1736683156688"/><text:span text:style-name="T8"> – </text:span><text:change text:change-id="ct1736683143248"/><text:change-start text:change-id="ct1736683152848"/><text:span text:style-name="T14">Guarantess</text:span><text:change-end text:change-id="ct1736683152848"/><text:span text:style-name="T8"> </text:span><text:change text:change-id="ct1736683144928"/><text:span text:style-name="T8">successful send </text:span></text:p>
        </text:list-item>
        <text:list-item>
          <text:p text:style-name="P91"><text:change text:change-id="ct1736683144688"/><text:change-start text:change-id="ct1736683150208"/><office:annotation office:name="__Annotation__2464_2434718519"><dc:creator>David Bosschaert</dc:creator><dc:date>2019-01-31T12:19:01.519010560</dc:date><loext:sender-initials>DB</loext:sender-initials><text:p text:style-name="P122"><text:span text:style-name="T74">Maybe ‘Store and Forward’ ?</text:span></text:p></office:annotation><text:span text:style-name="T14">Send</text:span><text:change-end text:change-id="ct1736683150208"/><text:span text:style-name="T2"> and Forward</text:span><text:change-start text:change-id="ct1736683150448"/><office:annotation-end office:name="__Annotation__2464_2434718519"/><text:change-end text:change-id="ct1736683150448"/><text:change-start text:change-id="ct1736683142768"/><office:annotation><dc:creator>Michael Roeschter</dc:creator><dc:date>2019-03-08T13:16:34.332000000</dc:date><loext:sender-initials>MR</loext:sender-initials><text:p text:style-name="P122"><text:span text:style-name="T75">Reply to David Bosschaert (31.01.2019, 12:19): "..."</text:span></text:p><text:p><text:span text:style-name="T76"/></text:p></office:annotation><text:change-end text:change-id="ct1736683142768"/><text:change-start text:change-id="ct1736683154048"/><office:annotation><dc:creator>Mark Hoffmann</dc:creator><dc:date>2019-02-13T18:05:02.025694618</dc:date><loext:sender-initials>MH</loext:sender-initials><text:p text:style-name="P122"><text:span text:style-name="T75">Antwort auf David Bosschaert (31.01.2019, 12:19): "..."</text:span></text:p><text:p><text:span text:style-name="T76">No send and forward. Storage may included</text:span></text:p></office:annotation><text:change-end text:change-id="ct1736683154048"/><text:span text:style-name="T2"> – </text:span><text:change text:change-id="ct1736683143728"/><text:change-start text:change-id="ct1736683151168"/><text:span text:style-name="T14">Guarantees</text:span><text:change-end text:change-id="ct1736683151168"/><text:span text:style-name="T2"> </text:span><text:change text:change-id="ct1736683153088"/><text:change-start text:change-id="ct1736683155728"/><text:span text:style-name="T14">eventual </text:span><text:change-end text:change-id="ct1736683155728"/><text:span text:style-name="T2">successful receive</text:span></text:p>
        </text:list-item>
      </text:list>
      <text:p text:style-name="P9"><text:change text:change-id="ct1736683143968"/><text:change text:change-id="ct1736683154288"/><text:change text:change-id="ct1736683154528"/><text:change-start text:change-id="ct1736683156928"/><office:annotation office:name="__Annotation__1435_1231043445"><dc:creator>Michael Roeschter</dc:creator><dc:date>2019-03-08T13:19:23.251000000</dc:date><loext:sender-initials>MR</loext:sender-initials><text:p text:style-name="P122"><text:span text:style-name="T74">The sender never knows what happens with the message. All guarantees are configuration driven and are known by the messaging system. The sender can configure/hint them but does not know them.</text:span></text:p></office:annotation><text:change-end text:change-id="ct1736683156928"/></text:p>
      <text:p text:style-name="P5"><text:change text:change-id="ct1736683150928"/><text:change-start text:change-id="ct1736683147568"/><office:annotation><dc:creator>Michael Roeschter</dc:creator><dc:date>2019-03-09T15:38:33.182000000</dc:date><loext:sender-initials>MR</loext:sender-initials><text:p text:style-name="P122"><text:span text:style-name="T75">Reply to David Bosschaert (31.01.2019, 12:19): "..."</text:span></text:p><text:p><text:span text:style-name="T76">Added error and monitoring. RPC is not a special channel type.</text:span></text:p></office:annotation><text:change-end text:change-id="ct1736683147568"/><text:change text:change-id="ct1736683155968"/><text:change-start text:change-id="ct1736683143008"/><text:span text:style-name="T63">The following communication patterns should be supported:</text:span><text:change-end text:change-id="ct1736683143008"/></text:p>
      <text:list xml:id="list3457830465" text:style-name="L6">
        <text:list-item>
          <text:p text:style-name="P67">Point-to-point</text:p>
        </text:list-item>
        <text:list-item>
          <text:p text:style-name="P67">Publish-Subscribe</text:p>
        </text:list-item>
        <text:list-item>
          <text:p text:style-name="P67">Guaranteed delivery<text:change-start text:change-id="ct1736683151648"/></text:p>
        </text:list-item>
        <text:list-item>
          <text:p text:style-name="P69">Temporary/transient channel<text:change-end text:change-id="ct1736683151648"/></text:p>
        </text:list-item>
        <text:list-item>
          <text:p text:style-name="P67"><text:change text:change-id="ct1736683144448"/><text:change-start text:change-id="ct1736683146128"/><office:annotation office:name="__Annotation__2008_2257141035"><dc:creator>Michael Roeschter</dc:creator><dc:date>2019-03-09T15:37:20.238000000</dc:date><loext:sender-initials>MR</loext:sender-initials><text:p text:style-name="P122"><text:span text:style-name="T74">This is covered by dead-letter</text:span></text:p></office:annotation><text:change-end text:change-id="ct1736683146128"/></text:p>
        </text:list-item>
        <text:list-item>
          <text:p text:style-name="P67">Dead-letter<text:change-start text:change-id="ct1736683155248"/></text:p>
        </text:list-item>
        <text:list-item>
          <text:p text:style-name="P69"><text:soft-page-break/>Monitoring, e<text:change-end text:change-id="ct1736683155248"/><text:change-start text:change-id="ct1736683145168"/>rror and administration channels<text:change-end text:change-id="ct1736683145168"/></text:p>
        </text:list-item>
      </text:list>
      <text:p text:style-name="P66"><text:change text:change-id="ct1736683151888"/><text:change text:change-id="ct1736683153328"/><text:change text:change-id="ct1736683155488"/><text:change-start text:change-id="ct1736683148528"/><text:s/>The use cases above cover <text:span text:style-name="T73">Reply-To</text:span> style communication and handling of common error conditions.<text:change-end text:change-id="ct1736683148528"/></text:p>
      <text:p text:style-name="P6">Another important fact is the structure of the messages. They usually consist of a header and body. The body contains the payload that is an array of bytes. The header provides additional properties for the message. There are some common properties that are used for handling R<text:change-start text:change-id="ct1736683144208"/><text:span text:style-name="T16">eply-To</text:span><text:change-end text:change-id="ct1736683144208"/><text:change text:change-id="ct1736683145408"/>, sequencing/ordering of messages, time-synchronization, filtering and others. <text:span text:style-name="T1">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Messaging in general induces a<text:span text:style-name="T47">n </text:span>asynchronous programming model. Therefor<text:change-start text:change-id="ct1736683149728"/><text:span text:style-name="T52">e</text:span><text:change-end text:change-id="ct1736683149728"/> <text:span text:style-name="T44">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118" text:outline-level="3">Message</text:h>
      <text:p text:style-name="P15">A message is a data structure that hold<text:span text:style-name="T47">s</text:span> the payload and additional meta-information about the content.</text:p>
      <text:h text:style-name="P118" text:outline-level="3">Channel</text:h>
      <text:p text:style-name="P19"><text:change text:change-id="ct1736683149968"/><text:change-start text:change-id="ct1736683148768"/><text:span text:style-name="T43">Channels</text:span><text:change-end text:change-id="ct1736683148768"/><text:span text:style-name="T43"> are </text:span><text:change text:change-id="ct1736683156208"/><text:s/><text:change-start text:change-id="ct1736683154768"/><text:span text:style-name="T59">named resources </text:span><text:change-end text:change-id="ct1736683154768"/>to connect programs <text:span text:style-name="T43">and interchange the messages. </text:span><text:change text:change-id="ct1736683147328"/><text:change-start text:change-id="ct1736683149008"/><office:annotation office:name="__Annotation__2466_2434718519"><dc:creator>David Bosschaert</dc:creator><dc:date>2019-01-31T12:21:06.558124440</dc:date><loext:sender-initials>DB</loext:sender-initials><text:p text:style-name="P122"><text:span text:style-name="T74">???</text:span></text:p></office:annotation><text:change-end text:change-id="ct1736683149008"/><text:span text:style-name="T43">.</text:span></text:p>
      <text:h text:style-name="P118" text:outline-level="3">Sender / Publisher</text:h>
      <text:p text:style-name="P19">A sender writes a message into a channel. <text:change text:change-id="ct1736683153568"/><text:change-start text:change-id="ct1736683153808"/><office:annotation office:name="__Annotation__1513_1231043445"><dc:creator>Michael Roeschter</dc:creator><dc:date>2019-03-08T13:23:30.616000000</dc:date><loext:sender-initials>MR</loext:sender-initials><text:p text:style-name="P122"><text:span text:style-name="T74">The sender may wait for the messaging system to acknowledge but not the receiver.</text:span></text:p></office:annotation><text:change-end text:change-id="ct1736683153808"/><text:change text:change-id="ct1736683145648"/></text:p>
      <text:h text:style-name="P119" text:outline-level="3"><text:span text:style-name="T19">Receiver</text:span> / <text:span text:style-name="T19">Subscriber</text:span></text:h>
      <text:p text:style-name="P20"><text:change text:change-id="ct1736683155008"/><text:s/><text:change-start text:change-id="ct1736683149248"/><text:span text:style-name="T59">One or more </text:span><text:change-end text:change-id="ct1736683149248"/><text:span text:style-name="T59">receiver</text:span><text:change-start text:change-id="ct1736683147808"/><text:span text:style-name="T59">s</text:span><text:change-end text:change-id="ct1736683147808"/><text:span text:style-name="T59"> read</text:span><text:change text:change-id="ct1736683157168"/><text:span text:style-name="T59"> </text:span><text:change-start text:change-id="ct1736683157408"/><text:span text:style-name="T59">messages </text:span><text:change-end text:change-id="ct1736683157408"/><text:span text:style-name="T59">from a</text:span> channel. </text:p>
      <text:h text:style-name="P117" text:outline-level="3"><text:change-start text:change-id="ct1736683146368"/><text:span text:style-name="T16">Reply-To </text:span><text:change-end text:change-id="ct1736683146368"/>Messaging<text:change text:change-id="ct1736683145888"/></text:h>
      <text:p text:style-name="P10"><text:change text:change-id="ct1736683158128"/>Sending a request and receiving a re<text:change-start text:change-id="ct1736683157648"/><text:span text:style-name="T16">sponse</text:span><text:change-end text:change-id="ct1736683157648"/><text:change text:change-id="ct1736683158368"/> are two separate <text:span text:style-name="T47">atomic</text:span> operations. <text:span text:style-name="T47">Thus</text:span> waiting for a response is not a blocking operation<text:change-start text:change-id="ct1736883658624"/> <text:span text:style-name="T73">in the underlying implementation.</text:span><text:change-end text:change-id="ct1736883658624"/>,<text:change text:change-id="ct1736883646864"/>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text:soft-page-break/>Problem Description</text:h>
      <text:p text:style-name="P7"><text:span text:style-name="T1">The OSGi Alliance already has a successful specification for messaging within an OSGi framework. The EventAdmin specification </text:span><text:change text:change-id="ct1736683158848"/><text:change-start text:change-id="ct1736683158608"/><text:span text:style-name="T1">is</text:span><text:change-end text:change-id="ct1736683158608"/><text:span text:style-name="T1"> well defined and widely used. The same is for the RSA specification that provides a good ground for synchronous calls. Also asynchronous remote services are supported in the RSA.</text:span></text:p>
      <text:p text:style-name="P16"><text:span text:style-name="T2">In the domains of IoT </text:span><text:span text:style-name="T9">there are standardized protocols to connect remote devices and submit data over a broker based messaging system from remote clients. But also in cloud-based infrastructures</text:span><text:span text:style-name="T2">, messaging systems are </text:span><text:span text:style-name="T9">often used for de-coupling of services or functions. </text:span></text:p>
      <text:p text:style-name="P12"><text:change-start text:change-id="ct1736683159088"/><text:span text:style-name="T15">Today, t</text:span><text:change-end text:change-id="ct1736683159088"/><text:change text:change-id="ct1736683159328"/><text:span text:style-name="T2">o interact with such systems the implementer has to deal with messaging </text:span><text:change-start text:change-id="ct1736683157888"/><text:span text:style-name="T15">protocol </text:span><text:change-end text:change-id="ct1736683157888"/><text:change text:change-id="ct1736685031472"/><text:change-start text:change-id="ct1736685032672"/><text:span text:style-name="T15">specifics</text:span><text:change-end text:change-id="ct1736685032672"/><text:span text:style-name="T2"> and </text:span><text:change-start text:change-id="ct1736685026192"/><text:span text:style-name="T15">operational conditions</text:span><text:change-end text:change-id="ct1736685026192"/><text:change text:change-id="ct1736685035312"/><text:span text:style-name="T2">, that are </text:span><text:change text:change-id="ct1736685022592"/><text:span text:style-name="T2"><text:s/>not covered, by existing specifications. </text:span><text:span text:style-name="T3">With OSGi Promises and the PushStream specification there are already major parts available to deal with an asynchronous programming model. This is a requirement when using messaging. </text:span></text:p>
      <text:p text:style-name="P11"><text:span text:style-name="T3">The missing p</text:span><text:change-start text:change-id="ct1736685034112"/><text:span text:style-name="T13">i</text:span><text:change-end text:change-id="ct1736685034112"/><text:span text:style-name="T3">e</text:span><text:change text:change-id="ct1736685024272"/><text:span text:style-name="T3">ce is a </text:span><text:change text:change-id="ct1736685031712"/><text:change-start text:change-id="ct1736685027152"/><text:span text:style-name="T15">standardized</text:span><text:change-end text:change-id="ct1736685027152"/><text:span text:style-name="T3"> way to send</text:span><text:change-start text:change-id="ct1736685029072"/><text:span text:style-name="T3"> </text:span><text:span text:style-name="T15">and</text:span><text:change-end text:change-id="ct1736685029072"/><text:change text:change-id="ct1736685031232"/><text:span text:style-name="T3"> receive </text:span><text:span text:style-name="T10">data</text:span><text:span text:style-name="T3"> that support</text:span><text:change-start text:change-id="ct1736685031952"/><text:span text:style-name="T15">s</text:span><text:change-end text:change-id="ct1736685031952"/><text:span text:style-name="T3"> the </text:span><text:change text:change-id="ct1736685035552"/><text:span text:style-name="T3"><text:s/></text:span><text:span text:style-name="T10">messaging </text:span><text:span text:style-name="T3">pattern</text:span><text:change-start text:change-id="ct1736685024752"/><text:span text:style-name="T15">s</text:span><text:change-end text:change-id="ct1736685024752"/><text:change text:change-id="ct1736685028352"/><text:span text:style-name="T6">. </text:span><text:span text:style-name="T4">Consuming and producing data using common protocol</text:span><text:change text:change-id="ct1736685025472"/><text:span text:style-name="T4">s like AMQP</text:span><text:change-start text:change-id="ct1736685037472"/><text:span text:style-name="T4">,</text:span><text:change-end text:change-id="ct1736685037472"/><text:change text:change-id="ct1736685026672"/><text:span text:style-name="T4">MQTT</text:span><text:change-start text:change-id="ct1736685024512"/><text:span text:style-name="T4"> </text:span><text:span text:style-name="T15">or JMS</text:span><text:change-end text:change-id="ct1736685024512"/><text:span text:style-name="T4"> using OSGi services, would </text:span><text:span text:style-name="T11">integrate an OSGi application into more systems.</text:span></text:p>
      <text:p text:style-name="P23"><text:span text:style-name="T2">Also other specifications could </text:span><text:change text:change-id="ct1736685034352"/><text:change-start text:change-id="ct1736685032192"/><text:span text:style-name="T13">benefit</text:span><text:change-end text:change-id="ct1736685032192"/><text:span text:style-name="T2"> from </text:span><text:span text:style-name="T27">this</text:span><text:span text:style-name="T2"> RFP. </text:span><text:change-start text:change-id="ct1736685032432"/><text:span text:style-name="T15">It should be possible to layer RSA remote calls over messaging. </text:span><text:change-end text:change-id="ct1736685032432"/><text:change text:change-id="ct1736685025712"/><text:span text:style-name="T2">. It </text:span><text:change text:change-id="ct1736685034592"/><text:change-start text:change-id="ct1736685033632"/><text:span text:style-name="T15">should</text:span><text:change-end text:change-id="ct1736685033632"/><text:span text:style-name="T2"> also be possible to </text:span><text:change text:change-id="ct1736685037232"/><text:span text:style-name="T2">provide a remote Event Admin</text:span><text:change-start text:change-id="ct1736685026912"/><text:span text:style-name="T2"> </text:span><text:span text:style-name="T15">service</text:span><text:change-end text:change-id="ct1736685026912"/><text:span text:style-name="T2">.</text:span><text:change-start text:change-id="ct1736685030512"/></text:p>
      <text:h text:style-name="P55" text:outline-level="2">Intents<text:change-end text:change-id="ct1736685030512"/><text:change-start text:change-id="ct1736685025232"/></text:h>
      <text:p text:style-name="P32"><text:span text:style-name="T68">Messaging systems vary widely in their capabilities and are configurable </text:span><text:change-end text:change-id="ct1736685025232"/><text:change-start text:change-id="ct1736685032912"/><text:span text:style-name="T68">with regard to guarantees of delivery. We do not want to expose this complexity the user of this solution. </text:span><text:change-end text:change-id="ct1736685032912"/><text:change-start text:change-id="ct1736685022832"/><text:span text:style-name="T68">To allow </text:span><text:change-end text:change-id="ct1736685022832"/><text:change-start text:change-id="ct1736685033152"/><text:span text:style-name="T68">flexibility the solution will use intents, most likely implemented as property maps.</text:span><text:change-end text:change-id="ct1736685033152"/></text:p>
      <text:h text:style-name="Heading_20_1" text:outline-level="1">Use Cases</text:h>
      <text:h text:style-name="P56" text:outline-level="2"><text:span text:style-name="T32">M</text:span>essage sending</text:h>
      <text:p text:style-name="P13">A publisher <text:change text:change-id="ct1736685029792"/><text:change-start text:change-id="ct1736685022352"/><text:span text:style-name="T52">must be able</text:span><text:change-end text:change-id="ct1736685022352"/> to send single messages as well as <text:change text:change-id="ct1736685027632"/><text:change-start text:change-id="ct1736685025952"/><text:span text:style-name="T62">provide</text:span><text:change-end text:change-id="ct1736685025952"/> messages as <text:span text:style-name="T48">a </text:span><text:change text:change-id="ct1736685023072"/><text:change-start text:change-id="ct1736685033392"/><text:span text:style-name="T48">through</text:span><text:change-end text:change-id="ct1736685033392"/> PushStream. It <text:change-start text:change-id="ct1736685027392"/><text:span text:style-name="T62">must be possible</text:span><text:change-end text:change-id="ct1736685027392"/><text:change text:change-id="ct1736685023312"/> to provide <text:change text:change-id="ct1736685027872"/><text:s/>additional <text:change text:change-id="ct1736685033872"/><text:change-start text:change-id="ct1736685030992"/><text:span text:style-name="T67">intent</text:span><text:change-end text:change-id="ct1736685030992"/> <text:change text:change-id="ct1736685035792"/>for <text:change text:change-id="ct1736685036032"/><text:change-start text:change-id="ct1736685036992"/><text:span text:style-name="T62">for either case</text:span><text:change-end text:change-id="ct1736685036992"/>. </text:p>
      <text:p text:style-name="P14"><text:change text:change-id="ct1736685028112"/><text:change-start text:change-id="ct1736685028592"/><office:annotation office:name="__Annotation__1916_2257141035"><dc:creator>Michael Roeschter</dc:creator><dc:date>2019-03-09T15:29:07.354000000</dc:date><loext:sender-initials>MR</loext:sender-initials><text:p text:style-name="P122"><text:span text:style-name="T74">This sentence did not add any information. Its sufficient to say that Pushstream can act as senders.</text:span></text:p></office:annotation><text:change-end text:change-id="ct1736685028592"/></text:p>
      <text:h text:style-name="P56" text:outline-level="2"><text:soft-page-break/><text:span text:style-name="T33">R</text:span>eceiving messages</text:h>
      <text:p text:style-name="P24"><text:change-start text:change-id="ct1736685035072"/>The receiver must be able to poll for the next message in a channel. Both a blocking and non-blocking APIs must be available. <text:change-end text:change-id="ct1736685035072"/><text:change-start text:change-id="ct1736685036272"/>Optionally, polling for a message may support filter cri<text:change-end text:change-id="ct1736685036272"/><text:change-start text:change-id="ct1736685028832"/>teria if supported by the underlying messaging system. <text:change-end text:change-id="ct1736685028832"/><text:change-start text:change-id="ct1736685036512"/><office:annotation office:name="__Annotation__1918_2257141035"><dc:creator>Michael Roeschter</dc:creator><dc:date>2019-03-09T15:34:52.871000000</dc:date><loext:sender-initials>MR</loext:sender-initials><text:p text:style-name="P122"><text:span text:style-name="T74">This covers finding messages from journals and correlated messages for RPC.</text:span></text:p></office:annotation>E.g. a filter may used to obtain a message with a specific identifier or correlations ID.<office:annotation-end office:name="__Annotation__1918_2257141035"/><text:change-end text:change-id="ct1736685036512"/><text:change-start text:change-id="ct1736685036752"/></text:p>
      <text:p text:style-name="P105"><text:change-end text:change-id="ct1736685036752"/><text:change text:change-id="ct1736685044672"/><text:change text:change-id="ct1736685030272"/><text:change text:change-id="ct1736685030032"/><text:change-start text:change-id="ct1736685041552"/><office:annotation office:name="__Annotation__1917_2257141035"><dc:creator>Michael Roeschter</dc:creator><dc:date>2019-03-09T15:30:50.653000000</dc:date><loext:sender-initials>MR</loext:sender-initials><text:p text:style-name="P122"><text:span text:style-name="T74">Rewritten</text:span></text:p></office:annotation><text:change-end text:change-id="ct1736685041552"/></text:p>
      <text:h text:style-name="Heading_20_2" text:outline-level="2">R<text:change-start text:change-id="ct1736685039392"/><text:span text:style-name="T16">eply-To </text:span><text:change-end text:change-id="ct1736685039392"/><text:change text:change-id="ct1736685051392"/>messaging</text:h>
      <text:p text:style-name="P59"><text:change-start text:change-id="ct1736685051152"/>The implementation must allow access to mechanisms used for efficient <text:span text:style-name="T73">Reply-to</text:span> communication. E.g. setting/<text:span text:style-name="T64">accessing</text:span> Reply-To headers fields, setting/<text:span text:style-name="T64">accessing</text:span> correlation IDs, creating temporary channels.</text:p>
      <text:p text:style-name="P25">The <text:span text:style-name="T64">receiver/replier </text:span>implementation must provide a simple means to reply-to a message and implement sensible default behavior. Such as, replying to the <text:change-end text:change-id="ct1736685051152"/><text:change-start text:change-id="ct1736685040832"/>“Reply-to” channel when available, <text:change-end text:change-id="ct1736685040832"/><text:change-start text:change-id="ct1736685038672"/>copying the correlation ID when available.<text:change-end text:change-id="ct1736685038672"/><text:change-start text:change-id="ct1736685041072"/> </text:p>
      <text:p text:style-name="P26">The sender/requester implementation must provide a simple synchronous means of performing an <text:span text:style-name="T73">Reply-To</text:span> using sensible default behavior. Such as, temporary channels, reply-to fields, correlations IDs.</text:p>
      <text:p text:style-name="P13"><text:change-end text:change-id="ct1736685041072"/><text:change text:change-id="ct1736685051872"/><text:change text:change-id="ct1736685041792"/><text:change text:change-id="ct1736685051632"/></text:p>
      <text:p text:style-name="P14"><text:change text:change-id="ct1736685045872"/><text:change text:change-id="ct1736685049712"/><text:change text:change-id="ct1736685045632"/><text:change text:change-id="ct1736685038432"/><text:change text:change-id="ct1736685048032"/><text:change-start text:change-id="ct1736685046112"/><office:annotation office:name="__Annotation__2105_2257141035"><dc:creator>Michael Roeschter</dc:creator><dc:date>2019-03-09T15:44:14.763000000</dc:date><loext:sender-initials>MR</loext:sender-initials><text:p text:style-name="P122"><text:span text:style-name="T74">Rewritten. RPC implementations over messaging are not trivial. We need to clearly specify which complexity to expose.</text:span></text:p></office:annotation><text:change-end text:change-id="ct1736685046112"/></text:p>
      <text:p text:style-name="P61"><text:change text:change-id="ct1736685048272"/><text:change-start text:change-id="ct1736883651184"/></text:p>
      <text:h text:style-name="Heading_20_2" text:outline-level="2"><text:change-end text:change-id="ct1736883651184"/><text:change-start text:change-id="ct1736685047072"/>Guarantee of delivery</text:h>
      <text:p text:style-name="P28">To simplify the usage of the messaging service only basic guarantees of delivery should be exposed in <text:span text:style-name="T20">the</text:span> API. Advanced gurantees of delivery MAY be provided in <text:span text:style-name="T67">as an intent</text:span> and MAY be implementation specific. </text:p>
      <text:p text:style-name="P29">The following aspects are implementation specific: Storage guarantees for messages, journaling, persistence, exactly once delivery, transactions, out of sequence acknowledgment, at most once delivery, duplicate delivery. </text:p>
      <text:p text:style-name="P28">The sender has only <text:change-end text:change-id="ct1736685047072"/><text:change-start text:change-id="ct1736685042992"/>“send” mode. The delivery status of the messages is after the “se<text:change-end text:change-id="ct1736685042992"/><text:change-start text:change-id="ct1736685044912"/>nd” method returns is <text:span text:style-name="T67">intent</text:span> and implementation specific.</text:p>
      <text:p text:style-name="P28">The receiver two modes:</text:p>
      <text:list xml:id="list3629119364" text:style-name="L7">
        <text:list-item>
          <text:p text:style-name="P93"><text:change-end text:change-id="ct1736685044912"/><text:change-start text:change-id="ct1736685050192"/>“Auto acknowledge”: The implementation attempts to acknowledge the messages as soon as possible. The details are <text:span text:style-name="T67">intent</text:span> and implemen<text:change-end text:change-id="ct1736685050192"/><text:change-start text:change-id="ct1736685046352"/>tation specific. The message MAY be acknowledge when it enters the receiver buffer. The me<text:change-end text:change-id="ct1736685046352"/><text:change-start text:change-id="ct1736685049952"/>ssage MUST be acknowledged before is delivered to the receiving code.</text:p>
        </text:list-item>
        <text:list-item>
          <text:p text:style-name="P93">Explicit acknowledg<text:change-end text:change-id="ct1736685049952"/><text:change-start text:change-id="ct1736685049472"/>e. The implementation attempts to defer the acknowledgment of the messages till an explicit signal is given. The details are <text:span text:style-name="T67">intent</text:span> and implementation specific. The message <text:change-end text:change-id="ct1736685049472"/><text:change-start text:change-id="ct1736685048752"/>MUST NOT be <text:soft-page-break/>acknowledged before it enters the receiving code. The message MUST be acknowledged after a callback from Pushstream delivery returns. The message MUST be acknowledged the receiving code signals <text:s/><text:span text:style-name="T65">a</text:span>cknowledgment. <text:change-end text:change-id="ct1736685048752"/><text:change-start text:change-id="ct1736685045152"/></text:p>
        </text:list-item>
      </text:list>
      <text:p text:style-name="P27"><text:change-end text:change-id="ct1736685045152"/><text:change text:change-id="ct1736685044192"/><text:change-start text:change-id="ct1736685042752"/><office:annotation office:name="__Annotation__2504_2257141035"><dc:creator>Michael Roeschter</dc:creator><dc:date>2019-03-09T15:53:42.836000000</dc:date><loext:sender-initials>MR</loext:sender-initials><text:p text:style-name="P122"><text:span text:style-name="T74">Too narrow. Rewritten with regard to guarantee of delivery in general.</text:span></text:p></office:annotation><text:change-end text:change-id="ct1736685042752"/></text:p>
      <text:h text:style-name="P57" text:outline-level="2">Event Admin</text:h>
      <text:p text:style-name="P33">It should be possible to connect an OSGi Event Admin with a channel, to send or receive Event Admin Events. <text:s/><text:span text:style-name="T30">For that a topic-to-channel mapping could be defined</text:span><text:change-start text:change-id="ct1736685048992"/></text:p>
      <text:h text:style-name="P58" text:outline-level="2">Intents</text:h>
      <text:p text:style-name="P30">The solution will allow to signal intents, to the following <text:span text:style-name="T70">situations</text:span>:</text:p>
      <text:list xml:id="list3400665843" text:style-name="L8">
        <text:list-item>
          <text:p text:style-name="P94">Connection time: Defining service defaults and connection parameters</text:p>
        </text:list-item>
        <text:list-item>
          <text:p text:style-name="P94">Connecting/Creating a channel</text:p>
        </text:list-item>
        <text:list-item>
          <text:p text:style-name="P94">Sending a messages</text:p>
        </text:list-item>
        <text:list-item>
          <text:p text:style-name="P94">Binding a Pushstream to a service/channel</text:p>
        </text:list-item>
      </text:list>
      <text:p text:style-name="P31">Well known intents will be defined as constants in a reserved namespace. The solution will allow the passing of arbitrary intents. </text:p>
      <text:list xml:id="list2243200025" text:style-name="L9">
        <text:list-item>
          <text:p text:style-name="P95">The implementation MAY respect intents. </text:p>
        </text:list-item>
        <text:list-item>
          <text:p text:style-name="P95">The implementation MUST ignore intents it cannot service silently.</text:p>
        </text:list-item>
      </text:list>
      <text:p text:style-name="P31">If the service consumer wants a guarantee of capability, it is advised to query the capabilities of the messaging service<text:span text:style-name="T69">s</text:span> implementation and react accordingly.<text:change-end text:change-id="ct1736685048992"/></text:p>
      <text:h text:style-name="Heading_20_1" text:outline-level="1">Requirements</text:h>
      <text:h text:style-name="P120" text:outline-level="3">General</text:h>
      <text:list xml:id="list190705695698683" text:continue-list="list401890413" text:style-name="L1">
        <text:list-item>
          <text:p text:style-name="P76">MSG010 – The solution MUST be technology<text:change-start text:change-id="ct1736685045392"/>, <text:span text:style-name="T66">vendor</text:span><text:change-end text:change-id="ct1736685045392"/> and <text:change-start text:change-id="ct1736685047552"/><text:span text:style-name="T66">messaging </text:span><text:change-end text:change-id="ct1736685047552"/>protocol independent. </text:p>
        </text:list-item>
        <text:list-item>
          <text:p text:style-name="P76"><text:change text:change-id="ct1736685046592"/></text:p>
        </text:list-item>
        <text:list-item>
          <text:p text:style-name="P76">MSG030 – The solution MUST be configurable (address-space, timeouts<text:change-start text:change-id="ct1736685049232"/>, <text:span text:style-name="T66">quality of service guarantees</text:span><text:change-end text:change-id="ct1736685049232"/>)</text:p>
        </text:list-item>
        <text:list-item>
          <text:p text:style-name="P96"><text:soft-page-break/>MSG050 – The solution <text:span text:style-name="T18">MUST</text:span> announce their capabilities/intents to service consumers</text:p>
        </text:list-item>
        <text:list-item>
          <text:p text:style-name="P96">MSG060 – The solution MUST provide information about registered channels, <text:change text:change-id="ct1736685048512"/><text:change-start text:change-id="ct1736685042272"/><text:span text:style-name="T54">client</text:span><text:change-end text:change-id="ct1736685042272"/> connection states</text:p>
        </text:list-item>
        <text:list-item>
          <text:p text:style-name="P96">MSG070 – The solution MUST support the asynchronous programming model<text:change-start text:change-id="ct1736685038912"/></text:p>
        </text:list-item>
        <text:list-item>
          <text:p text:style-name="P75">M<text:change-end text:change-id="ct1736685038912"/><text:change-start text:change-id="ct1736685046832"/>SG080 – The solution MUST support a client API<text:change-end text:change-id="ct1736685046832"/><text:change-start text:change-id="ct1736685050672"/></text:p>
        </text:list-item>
        <text:list-item>
          <text:p text:style-name="P100">MSG090 – The solution SHOULD respect intents passed to it<text:change-end text:change-id="ct1736685050672"/><text:change-start text:change-id="ct1736685047312"/></text:p>
        </text:list-item>
        <text:list-item>
          <text:p text:style-name="P100">MSG100 – The solution MUST fail silently when encountering unknown intents or intents it cannot fulfill<text:change-end text:change-id="ct1736685047312"/><text:change-start text:change-id="ct1736685047792"/> by falling back to a default. The solution MAY deny the service only if their the intent cannot fall back to any sensible default. T<text:change-end text:change-id="ct1736685047792"/><text:change-start text:change-id="ct1736685052112"/>h<text:change-end text:change-id="ct1736685052112"/><text:change-start text:change-id="ct1736685040112"/>e solution MAY signal failure to fulfill intent on a manag<text:span text:style-name="T73">ement</text:span>, error and monitoring channel. <text:change-end text:change-id="ct1736685040112"/></text:p>
        </text:list-item>
      </text:list>
      <text:h text:style-name="P120" text:outline-level="3">Channels</text:h>
      <text:list xml:id="list190704993160840" text:continue-list="list1543043219" text:style-name="L2">
        <text:list-item>
          <text:p text:style-name="P101"><text:span text:style-name="T17">MSG10</text:span>0 – It <text:span text:style-name="T34">MUST</text:span> be possible to <text:span text:style-name="T17">send asynchronous messages to </text:span><text:change text:change-id="ct1736685052352"/><text:change-start text:change-id="ct1736685039152"/><text:span text:style-name="T17">a channel</text:span><text:change-end text:change-id="ct1736685039152"/><text:span text:style-name="T17">.</text:span></text:p>
        </text:list-item>
        <text:list-item>
          <text:p text:style-name="P81">MSG120 – The solution MUST support the point-to-point channel type</text:p>
        </text:list-item>
        <text:list-item>
          <text:p text:style-name="P81">MSG130 – The solution MUST support the publish-subscribe channel type</text:p>
        </text:list-item>
        <text:list-item>
          <text:p text:style-name="P81">MSG140 – The solution MUST support <text:change text:change-id="ct1736685052832"/>quality of service<text:change-start text:change-id="ct1736685043472"/> <text:span text:style-name="T54">through in</text:span><text:change-end text:change-id="ct1736685043472"/><text:change-start text:change-id="ct1736685037712"/><text:span text:style-name="T54">tents</text:span><text:change-end text:change-id="ct1736685037712"/></text:p>
        </text:list-item>
        <text:list-item>
          <text:p text:style-name="P77">MSG<text:span text:style-name="T45">15</text:span>0 – The solution MUST support send-and-forget and send-and-forward semantics</text:p>
        </text:list-item>
        <text:list-item>
          <text:p text:style-name="P97">MSG160 – The <text:span text:style-name="T18">solution SHOULD support R</text:span><text:change-start text:change-id="ct1736685038192"/><text:span text:style-name="T18">eply-To</text:span><text:change-end text:change-id="ct1736685038192"/><text:change text:change-id="ct1736685043712"/><text:change-start text:change-id="ct1736685040352"/><text:span text:style-name="T18"> calls</text:span><text:change-end text:change-id="ct1736685040352"/><text:change text:change-id="ct1736685043952"/><text:span text:style-name="T18">, if possible. For that the solution MUST act as caller (publish and subscribe) as well as R</text:span><text:change-start text:change-id="ct1736685040592"/><text:span text:style-name="T18">eply-To</text:span><text:change-end text:change-id="ct1736685040592"/><text:change text:change-id="ct1736685042032"/><text:span text:style-name="T18"> receiver (subscribe on publish)</text:span></text:p>
        </text:list-item>
        <text:list-item>
          <text:p text:style-name="P103">MSG170 – The solution SHOULD support filter semantics like exchange / routing-key and wildcards for channels<text:change-start text:change-id="ct1736685056672"/></text:p>
        </text:list-item>
        <text:list-item>
          <text:p text:style-name="P104"><text:change-end text:change-id="ct1736685056672"/><text:change-start text:change-id="ct1736685067472"/>MSG180 <text:change-end text:change-id="ct1736685067472"/><text:change-start text:change-id="ct1736685065312"/>–<text:change-end text:change-id="ct1736685065312"/><text:change-start text:change-id="ct1736685067712"/> <text:change-end text:change-id="ct1736685067712"/><text:change-start text:change-id="ct1736685060992"/>The solution MAY support a do-autocreate as well as do-not-autocreate through intent<text:change-end text:change-id="ct1736685060992"/></text:p>
        </text:list-item>
        <text:list-item>
          <text:p text:style-name="P82"><text:change text:change-id="ct1736685059312"/></text:p>
        </text:list-item>
        <text:list-item>
          <text:p text:style-name="P97"><text:span text:style-name="T20">MSG1</text:span><text:span text:style-name="T22">9</text:span><text:span text:style-name="T20">0 – The solution MAY provide </text:span><text:change text:change-id="ct1736685059552"/><text:change text:change-id="ct1736685059792"/><text:span text:style-name="T20">connect</text:span><text:change-start text:change-id="ct1736685060032"/><text:span text:style-name="T23">ion</text:span><text:change-end text:change-id="ct1736685060032"/><text:change-start text:change-id="ct1736685060272"/><text:span text:style-name="T23"> </text:span><text:span text:style-name="T24">state</text:span><text:change-end text:change-id="ct1736685060272"/><text:span text:style-name="T20"> </text:span><text:change text:change-id="ct1736685058112"/><text:change-start text:change-id="ct1736685060512"/><text:span text:style-name="T25">information</text:span><text:change-end text:change-id="ct1736685060512"/><text:change text:change-id="ct1736685054992"/></text:p>
        </text:list-item>
      </text:list>
      <text:p text:style-name="P22">Messages</text:p>
      <text:list xml:id="list190706022425919" text:continue-list="list2482521737" text:style-name="L3">
        <text:list-item>
          <text:p text:style-name="P78">MSG<text:span text:style-name="T45">20</text:span>0 – Message<text:span text:style-name="T46">s bodie</text:span>s MUST be <text:change-start text:change-id="ct1736685061952"/><text:span text:style-name="T28">represented as byte-array</text:span><text:change-end text:change-id="ct1736685061952"/><text:change text:change-id="ct1736685060752"/><text:change-start text:change-id="ct1736685061232"/></text:p>
        </text:list-item>
        <text:list-item>
          <text:p text:style-name="P88">MSG205 – The implementation MAY place limits on the size of the messages that can be send<text:change-end text:change-id="ct1736685061232"/><text:change text:change-id="ct1736685065552"/><text:span text:style-name="T46">MSG210 – It </text:span><text:change text:change-id="ct1736685061472"/><text:change-start text:change-id="ct1736685062192"/><text:span text:style-name="T46">SHOULD</text:span><text:change-end text:change-id="ct1736685062192"/><text:span text:style-name="T46"> be possible to support additional message </text:span><text:change-start text:change-id="ct1736685061712"/><text:span text:style-name="T46">properties like </text:span><text:change-end text:change-id="ct1736685061712"/><text:span text:style-name="T46">sequencing </text:span><text:span text:style-name="T21">and correlation</text:span><text:change-start text:change-id="ct1736685067952"/><text:span text:style-name="T21">. </text:span><text:span text:style-name="T26">The </text:span><text:change-end text:change-id="ct1736685067952"/><text:change-start text:change-id="ct1736685053792"/><text:span text:style-name="T26">implementation MUST provide access to properties when available.</text:span><text:change-end text:change-id="ct1736685053792"/></text:p>
        </text:list-item>
        <text:list-item>
          <text:p text:style-name="P98"><text:soft-page-break/><text:span text:style-name="T21">M</text:span><text:span text:style-name="T20">SG220 – The solution MAY define a content encoding</text:span></text:p>
        </text:list-item>
        <text:list-item>
          <text:p text:style-name="P83">MSG230 – The solution MAY support message time-to-live information</text:p>
        </text:list-item>
        <text:list-item>
          <text:p text:style-name="P84">MSG240 – The solution MAY support <text:span text:style-name="T51">manual </text:span>acknowledge/reject support for messages<text:change-start text:change-id="ct1736685062672"/></text:p>
        </text:list-item>
        <text:list-item>
          <text:p text:style-name="P85">MSG250 – The solution MAY have a journaling support<text:change-end text:change-id="ct1736685062672"/><text:change-start text:change-id="ct1736685063632"/>, to lookup in a jou<text:span text:style-name="T55">rn</text:span>al for certain messages<text:change-end text:change-id="ct1736685063632"/><text:change-start text:change-id="ct1736685063152"/></text:p>
        </text:list-item>
        <text:list-item>
          <text:p text:style-name="P86">MSG260 –<office:annotation office:name="__Annotation__2715_2257141035"><dc:creator>Michael Roeschter</dc:creator><dc:date>2019-03-09T16:12:57.645000000</dc:date><loext:sender-initials>MR</loext:sender-initials><text:p text:style-name="P122"><text:span text:style-name="T74">This cannot be a MUST if properties are a MAY asthis is almost universally implemented through message properties.</text:span></text:p></office:annotation> It <text:change-end text:change-id="ct1736685063152"/><text:change text:change-id="ct1736685057872"/><text:change-start text:change-id="ct1736685056192"/><text:span text:style-name="T66">MAY</text:span><text:change-end text:change-id="ct1736685056192"/><text:change-start text:change-id="ct1736685054512"/> be possible to identify the channel the message was received on<text:change-end text:change-id="ct1736685054512"/><text:change-start text:change-id="ct1736685064592"/><office:annotation-end office:name="__Annotation__2715_2257141035"/><text:change-end text:change-id="ct1736685064592"/></text:p>
        </text:list-item>
      </text:list>
      <text:h text:style-name="P121" text:outline-level="3">Event Admin</text:h>
      <text:list xml:id="list190704408615120" text:continue-list="list4240559663" text:style-name="L4">
        <text:list-item>
          <text:p text:style-name="P73"><text:change text:change-id="ct1736685062432"/></text:p>
        </text:list-item>
      </text:list>
      <text:h text:style-name="Heading_20_1" text:outline-level="1">Document Support</text:h>
      <text:h text:style-name="Heading_20_2" text:outline-level="2">References</text:h>
      <text:list xml:id="list2015371203" text:style-name="WW8Num3">
        <text:list-item>
          <text:p text:style-name="Definition_20_Term"><text:bookmark-start text:name="_Ref493020620"/><text:span text:style-name="T35">Enterprise Integration Pattern: Designing, Building, and Deploying Messaging Solutions. Gregor Hohpe, Bobby Woolf. ISBN 0-133-06510-7</text:span>.<text:bookmark-end text:name="_Ref493020620"/></text:p>
          <text:p text:style-name="P60"><text:a xlink:type="simple" xlink:href="http://felix.apache.org/site/apache-felix-file-install.html" text:style-name="Internet_20_link" text:visited-style-name="Visited_20_Internet_20_Link"/></text:p>
        </text:list-item>
      </text:list>
      <text:p text:style-name="P5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9">Name</text:p>
          </table:table-cell>
          <table:table-cell table:style-name="Table2.B1" office:value-type="string">
            <text:p text:style-name="P48"><text:span text:style-name="T29">Mark</text:span> <text:span text:style-name="T29">Hoffmann</text:span></text:p>
          </table:table-cell>
        </table:table-row>
        <table:table-row table:style-name="Table2.1">
          <table:table-cell table:style-name="Table2.A1" office:value-type="string">
            <text:p text:style-name="P49">Company</text:p>
          </table:table-cell>
          <table:table-cell table:style-name="Table2.B1" office:value-type="string">
            <text:p text:style-name="P48">Data In Motion Consulting GmbH</text:p>
          </table:table-cell>
        </table:table-row>
        <table:table-row table:style-name="Table2.1">
          <table:table-cell table:style-name="Table2.A1" office:value-type="string">
            <text:p text:style-name="P49">Address</text:p>
          </table:table-cell>
          <table:table-cell table:style-name="Table2.B1" office:value-type="string">
            <text:p text:style-name="P48">Kahlaische Str. 4, 07743 Jena, Germany</text:p>
          </table:table-cell>
        </table:table-row>
        <table:table-row table:style-name="Table2.1">
          <table:table-cell table:style-name="Table2.A1" office:value-type="string">
            <text:p text:style-name="P49">Voice</text:p>
          </table:table-cell>
          <table:table-cell table:style-name="Table2.B1" office:value-type="string">
            <text:p text:style-name="P49">+<text:span text:style-name="T36">49 175 7012201</text:span></text:p>
          </table:table-cell>
        </table:table-row>
        <table:table-row table:style-name="Table2.1">
          <table:table-cell table:style-name="Table2.A1" office:value-type="string">
            <text:p text:style-name="P43">e-mail</text:p>
          </table:table-cell>
          <table:table-cell table:style-name="Table2.B1" office:value-type="string">
            <text:p text:style-name="P42"><text:span text:style-name="T29">m.hoffmann</text:span>@data-in-motion.biz</text:p>
          </table:table-cell>
        </table:table-row>
        <table:table-row table:style-name="Table2.1">
          <table:table-cell table:style-name="Table2.A6" office:value-type="string">
            <text:p text:style-name="P43"/>
          </table:table-cell>
          <table:table-cell table:style-name="Table2.B6" office:value-type="string">
            <text:p text:style-name="P43"/>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AF6123EF854911E1.png" xlink:type="simple" xlink:show="embed" xlink:actuate="onLoad" loext:mime-type="image/png"/></draw:frame><text:tab/><text:user-defined style:data-style-name="N0" text:name="RFP Title">RFP-192-Messaging</text:user-defined><text:tab/>Page <text:page-number text:select-page="current">7</text:page-number><text:s/>of <text:page-count style:num-format="1">10</text:page-count></text:p>
        <text:p text:style-name="Header"/>
        <text:p text:style-name="Header"><text:tab/>Draft<text:tab/><text:modification-date style:data-style-name="N76">March 22,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4-11-24T08:46:41</meta:creation-date>
    <meta:editing-cycles>110</meta:editing-cycles>
    <meta:editing-duration>P2DT1H36M54S</meta:editing-duration>
    <meta:initial-creator>Peter Kriens</meta:initial-creator>
    <dc:date>2019-03-22T19:07:02.629000000</dc:date>
    <dc:creator>Michael Roeschter</dc:creator>
    <meta:document-statistic meta:table-count="2" meta:image-count="2" meta:object-count="0" meta:page-count="10" meta:paragraph-count="183" meta:word-count="2305" meta:character-count="15091" meta:non-whitespace-character-count="12938"/>
    <meta:user-defined meta:name="Company">OSGi Alliance</meta:user-defined>
    <meta:user-defined meta:name="Info 3"/>
    <meta:user-defined meta:name="Info 4"/>
    <meta:user-defined meta:name="RFP Title">RFP-192-Messaging</meta:user-defined>
  </office:meta>
</office:document-meta>
</file>